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4118in"/>
    </style:style>
    <style:style style:name="co2" style:family="table-column">
      <style:table-column-properties fo:break-before="auto" style:column-width="1.4236in"/>
    </style:style>
    <style:style style:name="co3" style:family="table-column">
      <style:table-column-properties fo:break-before="auto" style:column-width="0.6563in"/>
    </style:style>
    <style:style style:name="co4" style:family="table-column">
      <style:table-column-properties fo:break-before="auto" style:column-width="0.7098in"/>
    </style:style>
    <style:style style:name="co5" style:family="table-column">
      <style:table-column-properties fo:break-before="auto" style:column-width="0.6917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"/>
    <style:style style:name="ce2" style:family="table-cell" style:parent-style-name="Default" style:data-style-name="N3"/>
    <style:style style:name="ce3" style:family="table-cell" style:parent-style-name="Default" style:data-style-name="N121"/>
    <style:style style:name="ce4" style:family="table-cell" style:parent-style-name="Default" style:data-style-name="N2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8" table:default-cell-style-name="ce1"/>
        <table:table-column table:style-name="co6" table:number-columns-repeated="243" table:default-cell-style-name="ce1"/>
        <table:table-row table:style-name="ro1">
          <table:table-cell table:number-columns-repeated="2"/>
          <table:table-cell office:value-type="string">
            <text:p>average</text:p>
          </table:table-cell>
          <table:table-cell office:value-type="string">
            <text:p>relative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242"/>
        </table:table-row>
        <table:table-row table:style-name="ro1">
          <table:table-cell/>
          <table:table-cell table:style-name="Default" office:value-type="string">
            <text:p>all-average</text:p>
          </table:table-cell>
          <table:table-cell table:style-name="ce2" table:formula="oooc:=[.L139]" office:value-type="float" office:value="11608.5912887969">
            <text:p>11,609</text:p>
          </table:table-cell>
          <table:table-cell table:style-name="ce3"/>
          <table:table-cell table:style-name="Default" table:number-columns-repeated="4"/>
          <table:table-cell table:number-columns-repeated="4"/>
          <table:table-cell table:style-name="Default"/>
          <table:table-cell table:number-columns-repeated="242"/>
        </table:table-row>
        <table:table-row table:style-name="ro1">
          <table:table-cell/>
          <table:table-cell office:value-type="string">
            <text:p>p2-300-debian-etch</text:p>
          </table:table-cell>
          <table:table-cell table:style-name="ce2" table:formula="oooc:=[.L49]" office:value-type="float" office:value="2053.41555909738">
            <text:p>2,053</text:p>
          </table:table-cell>
          <table:table-cell table:style-name="ce3" table:formula="oooc:=[.C3]/[.$C$2]" office:value-type="percentage" office:value="0.176887574729163">
            <text:p>17.7%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242"/>
        </table:table-row>
        <table:table-row table:style-name="ro1">
          <table:table-cell/>
          <table:table-cell office:value-type="string">
            <text:p>p3-1000-debian-etch</text:p>
          </table:table-cell>
          <table:table-cell table:style-name="ce2" table:formula="oooc:=[.L67]" office:value-type="float" office:value="7574.43334097689">
            <text:p>7,574</text:p>
          </table:table-cell>
          <table:table-cell table:style-name="ce3" table:formula="oooc:=[.C4]/[.$C$2]" office:value-type="percentage" office:value="0.652485142472604">
            <text:p>65.2%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242"/>
        </table:table-row>
        <table:table-row table:style-name="ro1">
          <table:table-cell/>
          <table:table-cell office:value-type="string">
            <text:p>ath-2000-debian-etch</text:p>
          </table:table-cell>
          <table:table-cell table:style-name="ce2" table:formula="oooc:=[.L85]" office:value-type="float" office:value="11590.9996163098">
            <text:p>11,591</text:p>
          </table:table-cell>
          <table:table-cell table:style-name="ce3" table:formula="oooc:=[.C5]/[.$C$2]" office:value-type="percentage" office:value="0.99848459885877">
            <text:p>99.8%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242"/>
        </table:table-row>
        <table:table-row table:style-name="ro1">
          <table:table-cell/>
          <table:table-cell office:value-type="string">
            <text:p>cel-2660-debian-etch</text:p>
          </table:table-cell>
          <table:table-cell table:style-name="ce2" table:formula="oooc:=[.L103]" office:value-type="float" office:value="16645.1006810442">
            <text:p>16,645</text:p>
          </table:table-cell>
          <table:table-cell table:style-name="ce3" table:formula="oooc:=[.C6]/[.$C$2]" office:value-type="percentage" office:value="1.43386051476443">
            <text:p>143.4%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242"/>
        </table:table-row>
        <table:table-row table:style-name="ro1">
          <table:table-cell/>
          <table:table-cell office:value-type="string">
            <text:p>p4-3200-debian-etch</text:p>
          </table:table-cell>
          <table:table-cell table:style-name="ce2" table:formula="oooc:=[.L121]" office:value-type="float" office:value="20179.0072465563">
            <text:p>20,179</text:p>
          </table:table-cell>
          <table:table-cell table:style-name="ce3" table:formula="oooc:=[.C7]/[.$C$2]" office:value-type="percentage" office:value="1.73828216917503">
            <text:p>173.8%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242"/>
        </table:table-row>
        <table:table-row table:style-name="ro1">
          <table:table-cell table:number-columns-repeated="12"/>
          <table:table-cell table:style-name="Default"/>
          <table:table-cell table:number-columns-repeated="242"/>
        </table:table-row>
        <table:table-row table:style-name="ro1">
          <table:table-cell table:number-columns-repeated="2"/>
          <table:table-cell office:value-type="string">
            <text:p>average</text:p>
          </table:table-cell>
          <table:table-cell office:value-type="string">
            <text:p>cast5</text:p>
          </table:table-cell>
          <table:table-cell office:value-type="string">
            <text:p>cast6</text:p>
          </table:table-cell>
          <table:table-cell office:value-type="string">
            <text:p>3des</text:p>
          </table:table-cell>
          <table:table-cell office:value-type="string">
            <text:p>blowfish</text:p>
          </table:table-cell>
          <table:table-cell office:value-type="string">
            <text:p>rijndael</text:p>
          </table:table-cell>
          <table:table-cell office:value-type="string">
            <text:p>xtea</text:p>
          </table:table-cell>
          <table:table-cell office:value-type="string">
            <text:p>twofish</text:p>
          </table:table-cell>
          <table:table-cell office:value-type="string">
            <text:p>serpent</text:p>
          </table:table-cell>
          <table:table-cell table:style-name="Default" office:value-type="string">
            <text:p>total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238"/>
        </table:table-row>
        <table:table-row table:style-name="ro1">
          <table:table-cell office:value-type="string">
            <text:p>hide</text:p>
          </table:table-cell>
          <table:table-cell office:value-type="string">
            <text:p>all-average</text:p>
          </table:table-cell>
          <table:table-cell table:style-name="ce2" table:formula="oooc:=[.L139]" office:value-type="float" office:value="11608.5912887969">
            <text:p>11,609</text:p>
          </table:table-cell>
          <table:table-cell table:style-name="ce2" table:formula="oooc:=[.L127]" office:value-type="float" office:value="15524.6332761838">
            <text:p>15,525</text:p>
          </table:table-cell>
          <table:table-cell table:style-name="ce2" table:formula="oooc:=[.L128]" office:value-type="float" office:value="7356.34019656527">
            <text:p>7,356</text:p>
          </table:table-cell>
          <table:table-cell table:style-name="ce2" table:formula="oooc:=[.L124]" office:value-type="float" office:value="3280.72987348203">
            <text:p>3,281</text:p>
          </table:table-cell>
          <table:table-cell table:style-name="ce2" table:formula="oooc:=[.L126]" office:value-type="float" office:value="20369.2331435173">
            <text:p>20,369</text:p>
          </table:table-cell>
          <table:table-cell table:style-name="ce2" table:formula="oooc:=[.L133]" office:value-type="float" office:value="15347.7579412529">
            <text:p>15,348</text:p>
          </table:table-cell>
          <table:table-cell table:style-name="ce2" table:formula="oooc:=[.L138]" office:value-type="float" office:value="9868.97784013731">
            <text:p>9,869</text:p>
          </table:table-cell>
          <table:table-cell table:style-name="ce2" table:formula="oooc:=[.L137]" office:value-type="float" office:value="13606.6073305042">
            <text:p>13,607</text:p>
          </table:table-cell>
          <table:table-cell table:style-name="ce2" table:formula="oooc:=[.L135]" office:value-type="float" office:value="6731.64925965553">
            <text:p>6,732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relative to average</text:p>
          </table:table-cell>
          <table:table-cell/>
          <table:table-cell table:style-name="ce3" table:formula="oooc:=[.D10]/[.$C10]" office:value-type="percentage" office:value="1.33733998294574">
            <text:p>133.7%</text:p>
          </table:table-cell>
          <table:table-cell table:style-name="ce3" table:formula="oooc:=[.E10]/[.$C10]" office:value-type="percentage" office:value="0.633697923680424">
            <text:p>63.4%</text:p>
          </table:table-cell>
          <table:table-cell table:style-name="ce3" table:formula="oooc:=[.F10]/[.$C10]" office:value-type="percentage" office:value="0.282612230189218">
            <text:p>28.3%</text:p>
          </table:table-cell>
          <table:table-cell table:style-name="ce3" table:formula="oooc:=[.G10]/[.$C10]" office:value-type="percentage" office:value="1.75466881697997">
            <text:p>175.5%</text:p>
          </table:table-cell>
          <table:table-cell table:style-name="ce3" table:formula="oooc:=[.H10]/[.$C10]" office:value-type="percentage" office:value="1.32210339389453">
            <text:p>132.2%</text:p>
          </table:table-cell>
          <table:table-cell table:style-name="ce3" table:formula="oooc:=[.I10]/[.$C10]" office:value-type="percentage" office:value="0.850144310762455">
            <text:p>85.0%</text:p>
          </table:table-cell>
          <table:table-cell table:style-name="ce3" table:formula="oooc:=[.J10]/[.$C10]" office:value-type="percentage" office:value="1.17211528875476">
            <text:p>117.2%</text:p>
          </table:table-cell>
          <table:table-cell table:style-name="ce3" table:formula="oooc:=[.K10]/[.$C10]" office:value-type="percentage" office:value="0.579885111999078">
            <text:p>58.0%</text:p>
          </table:table-cell>
          <table:table-cell table:style-name="Default"/>
          <table:table-cell table:number-columns-repeated="243"/>
        </table:table-row>
        <table:table-row table:style-name="ro1">
          <table:table-cell office:value-type="string">
            <text:p>hide</text:p>
          </table:table-cell>
          <table:table-cell office:value-type="string">
            <text:p>p2-300-debian-etch</text:p>
          </table:table-cell>
          <table:table-cell table:style-name="ce2" table:formula="oooc:=[.L49]" office:value-type="float" office:value="2053.41555909738">
            <text:p>2,053</text:p>
          </table:table-cell>
          <table:table-cell table:style-name="ce2" table:formula="oooc:=[.L37]" office:value-type="float" office:value="2713.69440638811">
            <text:p>2,714</text:p>
          </table:table-cell>
          <table:table-cell table:style-name="ce2" table:formula="oooc:=[.L38]" office:value-type="float" office:value="1331.73947408411">
            <text:p>1,332</text:p>
          </table:table-cell>
          <table:table-cell table:style-name="ce2" table:formula="oooc:=[.L34]" office:value-type="float" office:value="604.79625826085">
            <text:p>605</text:p>
          </table:table-cell>
          <table:table-cell table:style-name="ce2" table:formula="oooc:=[.L36]" office:value-type="float" office:value="3459.23610274411">
            <text:p>3,459</text:p>
          </table:table-cell>
          <table:table-cell table:style-name="ce2" table:formula="oooc:=[.L43]" office:value-type="float" office:value="2704.68122722641">
            <text:p>2,705</text:p>
          </table:table-cell>
          <table:table-cell table:style-name="ce2" table:formula="oooc:=[.L48]" office:value-type="float" office:value="1583.53562796022">
            <text:p>1,584</text:p>
          </table:table-cell>
          <table:table-cell table:style-name="ce2" table:formula="oooc:=[.L47]" office:value-type="float" office:value="2596.29394491036">
            <text:p>2,596</text:p>
          </table:table-cell>
          <table:table-cell table:style-name="ce2" table:formula="oooc:=[.L45]" office:value-type="float" office:value="1336.08789990891">
            <text:p>1,336</text:p>
          </table:table-cell>
          <table:table-cell table:style-name="ce2"/>
          <table:table-cell table:number-columns-repeated="243"/>
        </table:table-row>
        <table:table-row table:style-name="ro1">
          <table:table-cell office:value-type="string">
            <text:p>hide</text:p>
          </table:table-cell>
          <table:table-cell office:value-type="string">
            <text:p>expected</text:p>
          </table:table-cell>
          <table:table-cell table:style-name="ce3" table:formula="oooc:=[.C12]/[.$C$2]" office:value-type="percentage" office:value="0.176887574729163">
            <text:p>17.7%</text:p>
          </table:table-cell>
          <table:table-cell table:style-name="ce2" table:formula="oooc:=[.D10]*[.$C13]" office:value-type="float" office:value="2746.11472878381">
            <text:p>2,746</text:p>
          </table:table-cell>
          <table:table-cell table:style-name="ce2" table:formula="oooc:=[.E10]*[.$C13]" office:value-type="float" office:value="1301.24517625309">
            <text:p>1,301</text:p>
          </table:table-cell>
          <table:table-cell table:style-name="ce2" table:formula="oooc:=[.F10]*[.$C13]" office:value-type="float" office:value="580.320350661752">
            <text:p>580</text:p>
          </table:table-cell>
          <table:table-cell table:style-name="ce2" table:formula="oooc:=[.G10]*[.$C13]" office:value-type="float" office:value="3603.06424984966">
            <text:p>3,603</text:p>
          </table:table-cell>
          <table:table-cell table:style-name="ce2" table:formula="oooc:=[.H10]*[.$C13]" office:value-type="float" office:value="2714.82767975847">
            <text:p>2,715</text:p>
          </table:table-cell>
          <table:table-cell table:style-name="ce2" table:formula="oooc:=[.I10]*[.$C13]" office:value-type="float" office:value="1745.69955519774">
            <text:p>1,746</text:p>
          </table:table-cell>
          <table:table-cell table:style-name="ce2" table:formula="oooc:=[.J10]*[.$C13]" office:value-type="float" office:value="2406.83977098495">
            <text:p>2,407</text:p>
          </table:table-cell>
          <table:table-cell table:style-name="ce2" table:formula="oooc:=[.K10]*[.$C13]" office:value-type="float" office:value="1190.74511146784">
            <text:p>1,191</text:p>
          </table:table-cell>
          <table:table-cell table:style-name="ce2"/>
          <table:table-cell table:number-columns-repeated="243"/>
        </table:table-row>
        <table:table-row table:style-name="ro1">
          <table:table-cell/>
          <table:table-cell office:value-type="string">
            <text:p>difference</text:p>
          </table:table-cell>
          <table:table-cell table:style-name="Default"/>
          <table:table-cell table:style-name="ce2" table:formula="oooc:=[.D12]-[.D13]" office:value-type="float" office:value="-32.420322395697">
            <text:p>-32</text:p>
          </table:table-cell>
          <table:table-cell table:style-name="ce2" table:formula="oooc:=[.E12]-[.E13]" office:value-type="float" office:value="30.4942978310241">
            <text:p>30</text:p>
          </table:table-cell>
          <table:table-cell table:style-name="ce2" table:formula="oooc:=[.F12]-[.F13]" office:value-type="float" office:value="24.4759075990978">
            <text:p>24</text:p>
          </table:table-cell>
          <table:table-cell table:style-name="ce2" table:formula="oooc:=[.G12]-[.G13]" office:value-type="float" office:value="-143.828147105553">
            <text:p>-144</text:p>
          </table:table-cell>
          <table:table-cell table:style-name="ce2" table:formula="oooc:=[.H12]-[.H13]" office:value-type="float" office:value="-10.1464525320603">
            <text:p>-10</text:p>
          </table:table-cell>
          <table:table-cell table:style-name="ce2" table:formula="oooc:=[.I12]-[.I13]" office:value-type="float" office:value="-162.163927237525">
            <text:p>-162</text:p>
          </table:table-cell>
          <table:table-cell table:style-name="ce2" table:formula="oooc:=[.J12]-[.J13]" office:value-type="float" office:value="189.454173925416">
            <text:p>189</text:p>
          </table:table-cell>
          <table:table-cell table:style-name="ce2" table:formula="oooc:=[.K12]-[.K13]" office:value-type="float" office:value="145.34278844108">
            <text:p>145</text:p>
          </table:table-cell>
          <table:table-cell table:style-name="ce2" table:formula="oooc:=SUM([.D14:.K14])" office:value-type="float" office:value="41.2083185257829">
            <text:p>41</text:p>
          </table:table-cell>
          <table:table-cell table:number-columns-repeated="243"/>
        </table:table-row>
        <table:table-row table:style-name="ro1">
          <table:table-cell office:value-type="string">
            <text:p>hide</text:p>
          </table:table-cell>
          <table:table-cell office:value-type="string">
            <text:p>p3-1000-debian-etch</text:p>
          </table:table-cell>
          <table:table-cell table:style-name="ce2" table:formula="oooc:=[.L67]" office:value-type="float" office:value="7574.43334097689">
            <text:p>7,574</text:p>
          </table:table-cell>
          <table:table-cell table:style-name="ce2" table:formula="oooc:=[.L55]" office:value-type="float" office:value="9597.44671291522">
            <text:p>9,597</text:p>
          </table:table-cell>
          <table:table-cell table:style-name="ce2" table:formula="oooc:=[.L56]" office:value-type="float" office:value="5617.16765021184">
            <text:p>5,617</text:p>
          </table:table-cell>
          <table:table-cell table:style-name="ce2" table:formula="oooc:=[.L52]" office:value-type="float" office:value="1987.72230961945">
            <text:p>1,988</text:p>
          </table:table-cell>
          <table:table-cell table:style-name="ce2" table:formula="oooc:=[.L54]" office:value-type="float" office:value="12335.2268502894">
            <text:p>12,335</text:p>
          </table:table-cell>
          <table:table-cell table:style-name="ce2" table:formula="oooc:=[.L61]" office:value-type="float" office:value="9647.03381068166">
            <text:p>9,647</text:p>
          </table:table-cell>
          <table:table-cell table:style-name="ce2" table:formula="oooc:=[.L66]" office:value-type="float" office:value="5921.05641423859">
            <text:p>5,921</text:p>
          </table:table-cell>
          <table:table-cell table:style-name="ce2" table:formula="oooc:=[.L65]" office:value-type="float" office:value="10558.4937799791">
            <text:p>10,558</text:p>
          </table:table-cell>
          <table:table-cell table:style-name="ce2" table:formula="oooc:=[.L63]" office:value-type="float" office:value="5325.61595597915">
            <text:p>5,326</text:p>
          </table:table-cell>
          <table:table-cell table:style-name="ce2"/>
          <table:table-cell table:number-columns-repeated="243"/>
        </table:table-row>
        <table:table-row table:style-name="ro1">
          <table:table-cell office:value-type="string">
            <text:p>hide</text:p>
          </table:table-cell>
          <table:table-cell office:value-type="string">
            <text:p>expected</text:p>
          </table:table-cell>
          <table:table-cell table:style-name="ce3" table:formula="oooc:=[.C15]/[.$C$2]" office:value-type="percentage" office:value="0.652485142472604">
            <text:p>65.2%</text:p>
          </table:table-cell>
          <table:table-cell table:style-name="ce2" table:formula="oooc:=[.D$10]*[.$C16]" office:value-type="float" office:value="10129.5925550457">
            <text:p>10,130</text:p>
          </table:table-cell>
          <table:table-cell table:style-name="ce2" table:formula="oooc:=[.E$10]*[.$C16]" office:value-type="float" office:value="4799.90268123283">
            <text:p>4,800</text:p>
          </table:table-cell>
          <table:table-cell table:style-name="ce2" table:formula="oooc:=[.F$10]*[.$C16]" office:value-type="float" office:value="2140.62749891305">
            <text:p>2,141</text:p>
          </table:table-cell>
          <table:table-cell table:style-name="ce2" table:formula="oooc:=[.G$10]*[.$C16]" office:value-type="float" office:value="13290.6219897056">
            <text:p>13,291</text:p>
          </table:table-cell>
          <table:table-cell table:style-name="ce2" table:formula="oooc:=[.H$10]*[.$C16]" office:value-type="float" office:value="10014.1840269334">
            <text:p>10,014</text:p>
          </table:table-cell>
          <table:table-cell table:style-name="ce2" table:formula="oooc:=[.I$10]*[.$C16]" office:value-type="float" office:value="6439.36141208096">
            <text:p>6,439</text:p>
          </table:table-cell>
          <table:table-cell table:style-name="ce2" table:formula="oooc:=[.J$10]*[.$C16]" office:value-type="float" office:value="8878.10912261282">
            <text:p>8,878</text:p>
          </table:table-cell>
          <table:table-cell table:style-name="ce2" table:formula="oooc:=[.K$10]*[.$C16]" office:value-type="float" office:value="4392.30112626194">
            <text:p>4,392</text:p>
          </table:table-cell>
          <table:table-cell table:style-name="ce2"/>
          <table:table-cell table:number-columns-repeated="243"/>
        </table:table-row>
        <table:table-row table:style-name="ro1">
          <table:table-cell/>
          <table:table-cell office:value-type="string">
            <text:p>difference</text:p>
          </table:table-cell>
          <table:table-cell table:style-name="Default"/>
          <table:table-cell table:style-name="ce2" table:formula="oooc:=[.D15]-[.D16]" office:value-type="float" office:value="-532.14584213046">
            <text:p>-532</text:p>
          </table:table-cell>
          <table:table-cell table:style-name="ce2" table:formula="oooc:=[.E15]-[.E16]" office:value-type="float" office:value="817.264968979012">
            <text:p>817</text:p>
          </table:table-cell>
          <table:table-cell table:style-name="ce2" table:formula="oooc:=[.F15]-[.F16]" office:value-type="float" office:value="-152.905189293603">
            <text:p>-153</text:p>
          </table:table-cell>
          <table:table-cell table:style-name="ce2" table:formula="oooc:=[.G15]-[.G16]" office:value-type="float" office:value="-955.395139416181">
            <text:p>-955</text:p>
          </table:table-cell>
          <table:table-cell table:style-name="ce2" table:formula="oooc:=[.H15]-[.H16]" office:value-type="float" office:value="-367.150216251743">
            <text:p>-367</text:p>
          </table:table-cell>
          <table:table-cell table:style-name="ce2" table:formula="oooc:=[.I15]-[.I16]" office:value-type="float" office:value="-518.304997842365">
            <text:p>-518</text:p>
          </table:table-cell>
          <table:table-cell table:style-name="ce2" table:formula="oooc:=[.J15]-[.J16]" office:value-type="float" office:value="1680.38465736624">
            <text:p>1,680</text:p>
          </table:table-cell>
          <table:table-cell table:style-name="ce2" table:formula="oooc:=[.K15]-[.K16]" office:value-type="float" office:value="933.314829717217">
            <text:p>933</text:p>
          </table:table-cell>
          <table:table-cell table:style-name="ce2" table:formula="oooc:=SUM([.D17:.K17])" office:value-type="float" office:value="905.063071128115">
            <text:p>905</text:p>
          </table:table-cell>
          <table:table-cell table:number-columns-repeated="243"/>
        </table:table-row>
        <table:table-row table:style-name="ro1">
          <table:table-cell office:value-type="string">
            <text:p>hide</text:p>
          </table:table-cell>
          <table:table-cell office:value-type="string">
            <text:p>ath-2000-debian-etch</text:p>
          </table:table-cell>
          <table:table-cell table:style-name="ce2" table:formula="oooc:=[.L85]" office:value-type="float" office:value="11590.9996163098">
            <text:p>11,591</text:p>
          </table:table-cell>
          <table:table-cell table:style-name="ce2" table:formula="oooc:=[.L73]" office:value-type="float" office:value="15161.5319697187">
            <text:p>15,162</text:p>
          </table:table-cell>
          <table:table-cell table:style-name="ce2" table:formula="oooc:=[.L74]" office:value-type="float" office:value="7014.90739905476">
            <text:p>7,015</text:p>
          </table:table-cell>
          <table:table-cell table:style-name="ce2" table:formula="oooc:=[.L70]" office:value-type="float" office:value="3403.60477494937">
            <text:p>3,404</text:p>
          </table:table-cell>
          <table:table-cell table:style-name="ce2" table:formula="oooc:=[.L72]" office:value-type="float" office:value="20625.2371698303">
            <text:p>20,625</text:p>
          </table:table-cell>
          <table:table-cell table:style-name="ce2" table:formula="oooc:=[.L79]" office:value-type="float" office:value="14601.5938614812">
            <text:p>14,602</text:p>
          </table:table-cell>
          <table:table-cell table:style-name="ce2" table:formula="oooc:=[.L84]" office:value-type="float" office:value="9386.5625938421">
            <text:p>9,387</text:p>
          </table:table-cell>
          <table:table-cell table:style-name="ce2" table:formula="oooc:=[.L83]" office:value-type="float" office:value="13534.1353941747">
            <text:p>13,534</text:p>
          </table:table-cell>
          <table:table-cell table:style-name="ce2" table:formula="oooc:=[.L81]" office:value-type="float" office:value="8715.47479279048">
            <text:p>8,715</text:p>
          </table:table-cell>
          <table:table-cell table:style-name="ce2"/>
          <table:table-cell table:number-columns-repeated="243"/>
        </table:table-row>
        <table:table-row table:style-name="ro1">
          <table:table-cell office:value-type="string">
            <text:p>hide</text:p>
          </table:table-cell>
          <table:table-cell office:value-type="string">
            <text:p>expected</text:p>
          </table:table-cell>
          <table:table-cell table:style-name="ce3" table:formula="oooc:=[.C18]/[.$C$2]" office:value-type="percentage" office:value="0.99848459885877">
            <text:p>99.8%</text:p>
          </table:table-cell>
          <table:table-cell table:style-name="ce2" table:formula="oooc:=[.D$10]*[.$C19]" office:value-type="float" office:value="15501.1072291999">
            <text:p>15,501</text:p>
          </table:table-cell>
          <table:table-cell table:style-name="ce2" table:formula="oooc:=[.E$10]*[.$C19]" office:value-type="float" office:value="7345.19239023612">
            <text:p>7,345</text:p>
          </table:table-cell>
          <table:table-cell table:style-name="ce2" table:formula="oooc:=[.F$10]*[.$C19]" office:value-type="float" office:value="3275.75825168769">
            <text:p>3,276</text:p>
          </table:table-cell>
          <table:table-cell table:style-name="ce2" table:formula="oooc:=[.G$10]*[.$C19]" office:value-type="float" office:value="20338.3655843656">
            <text:p>20,338</text:p>
          </table:table-cell>
          <table:table-cell table:style-name="ce2" table:formula="oooc:=[.H$10]*[.$C19]" office:value-type="float" office:value="15324.4999313534">
            <text:p>15,324</text:p>
          </table:table-cell>
          <table:table-cell table:style-name="ce2" table:formula="oooc:=[.I$10]*[.$C19]" office:value-type="float" office:value="9854.02237985559">
            <text:p>9,854</text:p>
          </table:table-cell>
          <table:table-cell table:style-name="ce2" table:formula="oooc:=[.J$10]*[.$C19]" office:value-type="float" office:value="13585.9878622273">
            <text:p>13,586</text:p>
          </table:table-cell>
          <table:table-cell table:style-name="ce2" table:formula="oooc:=[.K$10]*[.$C19]" office:value-type="float" office:value="6721.44811068509">
            <text:p>6,721</text:p>
          </table:table-cell>
          <table:table-cell table:style-name="ce2"/>
          <table:table-cell table:number-columns-repeated="243"/>
        </table:table-row>
        <table:table-row table:style-name="ro1">
          <table:table-cell/>
          <table:table-cell office:value-type="string">
            <text:p>difference</text:p>
          </table:table-cell>
          <table:table-cell table:style-name="Default"/>
          <table:table-cell table:style-name="ce2" table:formula="oooc:=[.D18]-[.D19]" office:value-type="float" office:value="-339.575259481175">
            <text:p>-340</text:p>
          </table:table-cell>
          <table:table-cell table:style-name="ce2" table:formula="oooc:=[.E18]-[.E19]" office:value-type="float" office:value="-330.284991181361">
            <text:p>-330</text:p>
          </table:table-cell>
          <table:table-cell table:style-name="ce2" table:formula="oooc:=[.F18]-[.F19]" office:value-type="float" office:value="127.846523261671">
            <text:p>128</text:p>
          </table:table-cell>
          <table:table-cell table:style-name="ce2" table:formula="oooc:=[.G18]-[.G19]" office:value-type="float" office:value="286.871585464643">
            <text:p>287</text:p>
          </table:table-cell>
          <table:table-cell table:style-name="ce2" table:formula="oooc:=[.H18]-[.H19]" office:value-type="float" office:value="-722.906069872146">
            <text:p>-723</text:p>
          </table:table-cell>
          <table:table-cell table:style-name="ce2" table:formula="oooc:=[.I18]-[.I19]" office:value-type="float" office:value="-467.459786013493">
            <text:p>-467</text:p>
          </table:table-cell>
          <table:table-cell table:style-name="ce2" table:formula="oooc:=[.J18]-[.J19]" office:value-type="float" office:value="-51.852468052648">
            <text:p>-52</text:p>
          </table:table-cell>
          <table:table-cell table:style-name="ce2" table:formula="oooc:=[.K18]-[.K19]" office:value-type="float" office:value="1994.02668210539">
            <text:p>1,994</text:p>
          </table:table-cell>
          <table:table-cell table:style-name="ce2" table:formula="oooc:=SUM([.D20:.K20])" office:value-type="float" office:value="496.66621623088">
            <text:p>497</text:p>
          </table:table-cell>
          <table:table-cell table:number-columns-repeated="243"/>
        </table:table-row>
        <table:table-row table:style-name="ro1">
          <table:table-cell office:value-type="string">
            <text:p>hide</text:p>
          </table:table-cell>
          <table:table-cell office:value-type="string">
            <text:p>cel-2660-debian-etch</text:p>
          </table:table-cell>
          <table:table-cell table:style-name="ce2" table:formula="oooc:=[.L103]" office:value-type="float" office:value="16645.1006810442">
            <text:p>16,645</text:p>
          </table:table-cell>
          <table:table-cell table:style-name="ce2" table:formula="oooc:=[.L91]" office:value-type="float" office:value="22687.8884213669">
            <text:p>22,688</text:p>
          </table:table-cell>
          <table:table-cell table:style-name="ce2" table:formula="oooc:=[.L92]" office:value-type="float" office:value="10291.7931652316">
            <text:p>10,292</text:p>
          </table:table-cell>
          <table:table-cell table:style-name="ce2" table:formula="oooc:=[.L88]" office:value-type="float" office:value="4812.5646977747">
            <text:p>4,813</text:p>
          </table:table-cell>
          <table:table-cell table:style-name="ce2" table:formula="oooc:=[.L90]" office:value-type="float" office:value="29501.7670374497">
            <text:p>29,502</text:p>
          </table:table-cell>
          <table:table-cell table:style-name="ce2" table:formula="oooc:=[.L97]" office:value-type="float" office:value="22529.3370900949">
            <text:p>22,529</text:p>
          </table:table-cell>
          <table:table-cell table:style-name="ce2" table:formula="oooc:=[.L102]" office:value-type="float" office:value="14659.228710774">
            <text:p>14,659</text:p>
          </table:table-cell>
          <table:table-cell table:style-name="ce2" table:formula="oooc:=[.L101]" office:value-type="float" office:value="18717.7411276027">
            <text:p>18,718</text:p>
          </table:table-cell>
          <table:table-cell table:style-name="ce2" table:formula="oooc:=[.L99]" office:value-type="float" office:value="8255.35284058695">
            <text:p>8,255</text:p>
          </table:table-cell>
          <table:table-cell table:style-name="ce2"/>
          <table:table-cell table:number-columns-repeated="243"/>
        </table:table-row>
        <table:table-row table:style-name="ro1">
          <table:table-cell office:value-type="string">
            <text:p>hide</text:p>
          </table:table-cell>
          <table:table-cell office:value-type="string">
            <text:p>expected</text:p>
          </table:table-cell>
          <table:table-cell table:style-name="ce3" table:formula="oooc:=[.C21]/[.$C$2]" office:value-type="percentage" office:value="1.43386051476443">
            <text:p>143.4%</text:p>
          </table:table-cell>
          <table:table-cell table:style-name="ce2" table:formula="oooc:=[.D$10]*[.$C22]" office:value-type="float" office:value="22260.1586609178">
            <text:p>22,260</text:p>
          </table:table-cell>
          <table:table-cell table:style-name="ce2" table:formula="oooc:=[.E$10]*[.$C22]" office:value-type="float" office:value="10547.9657410293">
            <text:p>10,548</text:p>
          </table:table-cell>
          <table:table-cell table:style-name="ce2" table:formula="oooc:=[.F$10]*[.$C22]" office:value-type="float" office:value="4704.10902519399">
            <text:p>4,704</text:p>
          </table:table-cell>
          <table:table-cell table:style-name="ce2" table:formula="oooc:=[.G$10]*[.$C22]" office:value-type="float" office:value="29206.6391205204">
            <text:p>29,207</text:p>
          </table:table-cell>
          <table:table-cell table:style-name="ce2" table:formula="oooc:=[.H$10]*[.$C22]" office:value-type="float" office:value="22006.5441021247">
            <text:p>22,007</text:p>
          </table:table-cell>
          <table:table-cell table:style-name="ce2" table:formula="oooc:=[.I$10]*[.$C22]" office:value-type="float" office:value="14150.737646058">
            <text:p>14,151</text:p>
          </table:table-cell>
          <table:table-cell table:style-name="ce2" table:formula="oooc:=[.J$10]*[.$C22]" office:value-type="float" office:value="19509.9769911143">
            <text:p>19,510</text:p>
          </table:table-cell>
          <table:table-cell table:style-name="ce2" table:formula="oooc:=[.K$10]*[.$C22]" office:value-type="float" office:value="9652.24607266328">
            <text:p>9,652</text:p>
          </table:table-cell>
          <table:table-cell table:style-name="ce2"/>
          <table:table-cell table:number-columns-repeated="243"/>
        </table:table-row>
        <table:table-row table:style-name="ro1">
          <table:table-cell/>
          <table:table-cell office:value-type="string">
            <text:p>difference</text:p>
          </table:table-cell>
          <table:table-cell table:style-name="Default"/>
          <table:table-cell table:style-name="ce2" table:formula="oooc:=[.D21]-[.D22]" office:value-type="float" office:value="427.729760449034">
            <text:p>428</text:p>
          </table:table-cell>
          <table:table-cell table:style-name="ce2" table:formula="oooc:=[.E21]-[.E22]" office:value-type="float" office:value="-256.172575797727">
            <text:p>-256</text:p>
          </table:table-cell>
          <table:table-cell table:style-name="ce2" table:formula="oooc:=[.F21]-[.F22]" office:value-type="float" office:value="108.455672580707">
            <text:p>108</text:p>
          </table:table-cell>
          <table:table-cell table:style-name="ce2" table:formula="oooc:=[.G21]-[.G22]" office:value-type="float" office:value="295.127916929363">
            <text:p>295</text:p>
          </table:table-cell>
          <table:table-cell table:style-name="ce2" table:formula="oooc:=[.H21]-[.H22]" office:value-type="float" office:value="522.79298797017">
            <text:p>523</text:p>
          </table:table-cell>
          <table:table-cell table:style-name="ce2" table:formula="oooc:=[.I21]-[.I22]" office:value-type="float" office:value="508.491064716021">
            <text:p>508</text:p>
          </table:table-cell>
          <table:table-cell table:style-name="ce2" table:formula="oooc:=[.J21]-[.J22]" office:value-type="float" office:value="-792.235863511567">
            <text:p>-792</text:p>
          </table:table-cell>
          <table:table-cell table:style-name="ce2" table:formula="oooc:=[.K21]-[.K22]" office:value-type="float" office:value="-1396.89323207632">
            <text:p>-1,397</text:p>
          </table:table-cell>
          <table:table-cell table:style-name="ce2" table:formula="oooc:=SUM([.D23:.K23])" office:value-type="float" office:value="-582.704268740323">
            <text:p>-583</text:p>
          </table:table-cell>
          <table:table-cell table:number-columns-repeated="243"/>
        </table:table-row>
        <table:table-row table:style-name="ro1">
          <table:table-cell office:value-type="string">
            <text:p>hide</text:p>
          </table:table-cell>
          <table:table-cell office:value-type="string">
            <text:p>p4-3200-debian-etch</text:p>
          </table:table-cell>
          <table:table-cell table:style-name="ce2" table:formula="oooc:=[.L121]" office:value-type="float" office:value="20179.0072465563">
            <text:p>20,179</text:p>
          </table:table-cell>
          <table:table-cell table:style-name="ce2" table:formula="oooc:=[.L109]" office:value-type="float" office:value="27462.6048705299">
            <text:p>27,463</text:p>
          </table:table-cell>
          <table:table-cell table:style-name="ce2" table:formula="oooc:=[.L110]" office:value-type="float" office:value="12526.093294244">
            <text:p>12,526</text:p>
          </table:table-cell>
          <table:table-cell table:style-name="ce2" table:formula="oooc:=[.L106]" office:value-type="float" office:value="5594.96132680581">
            <text:p>5,595</text:p>
          </table:table-cell>
          <table:table-cell table:style-name="ce2" table:formula="oooc:=[.L108]" office:value-type="float" office:value="35924.6985572729">
            <text:p>35,925</text:p>
          </table:table-cell>
          <table:table-cell table:style-name="ce2" table:formula="oooc:=[.L115]" office:value-type="float" office:value="27256.1437167801">
            <text:p>27,256</text:p>
          </table:table-cell>
          <table:table-cell table:style-name="ce2" table:formula="oooc:=[.L120]" office:value-type="float" office:value="17794.5058538716">
            <text:p>17,795</text:p>
          </table:table-cell>
          <table:table-cell table:style-name="ce2" table:formula="oooc:=[.L119]" office:value-type="float" office:value="22626.3724058543">
            <text:p>22,626</text:p>
          </table:table-cell>
          <table:table-cell table:style-name="ce2" table:formula="oooc:=[.L117]" office:value-type="float" office:value="10025.7148090122">
            <text:p>10,026</text:p>
          </table:table-cell>
          <table:table-cell table:style-name="ce2"/>
          <table:table-cell table:number-columns-repeated="243"/>
        </table:table-row>
        <table:table-row table:style-name="ro1">
          <table:table-cell office:value-type="string">
            <text:p>hide</text:p>
          </table:table-cell>
          <table:table-cell office:value-type="string">
            <text:p>expected</text:p>
          </table:table-cell>
          <table:table-cell table:style-name="ce3" table:formula="oooc:=[.C24]/[.$C$2]" office:value-type="percentage" office:value="1.73828216917503">
            <text:p>173.8%</text:p>
          </table:table-cell>
          <table:table-cell table:style-name="ce2" table:formula="oooc:=[.D$10]*[.$C25]" office:value-type="float" office:value="26986.1932069716">
            <text:p>26,986</text:p>
          </table:table-cell>
          <table:table-cell table:style-name="ce2" table:formula="oooc:=[.E$10]*[.$C25]" office:value-type="float" office:value="12787.394994075">
            <text:p>12,787</text:p>
          </table:table-cell>
          <table:table-cell table:style-name="ce2" table:formula="oooc:=[.F$10]*[.$C25]" office:value-type="float" office:value="5702.83424095369">
            <text:p>5,703</text:p>
          </table:table-cell>
          <table:table-cell table:style-name="ce2" table:formula="oooc:=[.G$10]*[.$C25]" office:value-type="float" office:value="35407.4747731452">
            <text:p>35,407</text:p>
          </table:table-cell>
          <table:table-cell table:style-name="ce2" table:formula="oooc:=[.H$10]*[.$C25]" office:value-type="float" office:value="26678.7339660944">
            <text:p>26,679</text:p>
          </table:table-cell>
          <table:table-cell table:style-name="ce2" table:formula="oooc:=[.I$10]*[.$C25]" office:value-type="float" office:value="17155.0682074942">
            <text:p>17,155</text:p>
          </table:table-cell>
          <table:table-cell table:style-name="ce2" table:formula="oooc:=[.J$10]*[.$C25]" office:value-type="float" office:value="23652.1229055818">
            <text:p>23,652</text:p>
          </table:table-cell>
          <table:table-cell table:style-name="ce2" table:formula="oooc:=[.K$10]*[.$C25]" office:value-type="float" office:value="11701.5058771995">
            <text:p>11,702</text:p>
          </table:table-cell>
          <table:table-cell table:style-name="ce2"/>
          <table:table-cell table:number-columns-repeated="243"/>
        </table:table-row>
        <table:table-row table:style-name="ro1">
          <table:table-cell office:value-type="string">
            <text:p>lineb</text:p>
          </table:table-cell>
          <table:table-cell office:value-type="string">
            <text:p>difference</text:p>
          </table:table-cell>
          <table:table-cell table:style-name="Default"/>
          <table:table-cell table:style-name="ce2" table:formula="oooc:=[.D24]-[.D25]" office:value-type="float" office:value="476.41166355828">
            <text:p>476</text:p>
          </table:table-cell>
          <table:table-cell table:style-name="ce2" table:formula="oooc:=[.E24]-[.E25]" office:value-type="float" office:value="-261.301699830956">
            <text:p>-261</text:p>
          </table:table-cell>
          <table:table-cell table:style-name="ce2" table:formula="oooc:=[.F24]-[.F25]" office:value-type="float" office:value="-107.872914147875">
            <text:p>-108</text:p>
          </table:table-cell>
          <table:table-cell table:style-name="ce2" table:formula="oooc:=[.G24]-[.G25]" office:value-type="float" office:value="517.223784127709">
            <text:p>517</text:p>
          </table:table-cell>
          <table:table-cell table:style-name="ce2" table:formula="oooc:=[.H24]-[.H25]" office:value-type="float" office:value="577.409750685769">
            <text:p>577</text:p>
          </table:table-cell>
          <table:table-cell table:style-name="ce2" table:formula="oooc:=[.I24]-[.I25]" office:value-type="float" office:value="639.437646377362">
            <text:p>639</text:p>
          </table:table-cell>
          <table:table-cell table:style-name="ce2" table:formula="oooc:=[.J24]-[.J25]" office:value-type="float" office:value="-1025.75049972746">
            <text:p>-1,026</text:p>
          </table:table-cell>
          <table:table-cell table:style-name="ce2" table:formula="oooc:=[.K24]-[.K25]" office:value-type="float" office:value="-1675.79106818737">
            <text:p>-1,676</text:p>
          </table:table-cell>
          <table:table-cell table:style-name="ce2" table:formula="oooc:=SUM([.D26:.K26])" office:value-type="float" office:value="-860.233337144536">
            <text:p>-860</text:p>
          </table:table-cell>
          <table:table-cell table:number-columns-repeated="243"/>
        </table:table-row>
        <table:table-row table:style-name="ro1">
          <table:table-cell office:value-type="string">
            <text:p>hide</text:p>
          </table:table-cell>
          <table:table-cell office:value-type="string">
            <text:p>min</text:p>
          </table:table-cell>
          <table:table-cell table:style-name="Default"/>
          <table:table-cell table:style-name="ce2" table:formula="oooc:=MIN([.D14];[.D17];[.D20];[.D23];[.D26])" office:value-type="float" office:value="-532.14584213046">
            <text:p>-532</text:p>
          </table:table-cell>
          <table:table-cell table:style-name="ce2" table:formula="oooc:=MIN([.E14];[.E17];[.E20];[.E23];[.E26])" office:value-type="float" office:value="-330.284991181361">
            <text:p>-330</text:p>
          </table:table-cell>
          <table:table-cell table:style-name="ce2" table:formula="oooc:=MIN([.F14];[.F17];[.F20];[.F23];[.F26])" office:value-type="float" office:value="-152.905189293603">
            <text:p>-153</text:p>
          </table:table-cell>
          <table:table-cell table:style-name="ce2" table:formula="oooc:=MIN([.G14];[.G17];[.G20];[.G23];[.G26])" office:value-type="float" office:value="-955.395139416181">
            <text:p>-955</text:p>
          </table:table-cell>
          <table:table-cell table:style-name="ce2" table:formula="oooc:=MIN([.H14];[.H17];[.H20];[.H23];[.H26])" office:value-type="float" office:value="-722.906069872146">
            <text:p>-723</text:p>
          </table:table-cell>
          <table:table-cell table:style-name="ce2" table:formula="oooc:=MIN([.I14];[.I17];[.I20];[.I23];[.I26])" office:value-type="float" office:value="-518.304997842365">
            <text:p>-518</text:p>
          </table:table-cell>
          <table:table-cell table:style-name="ce2" table:formula="oooc:=MIN([.J14];[.J17];[.J20];[.J23];[.J26])" office:value-type="float" office:value="-1025.75049972746">
            <text:p>-1,026</text:p>
          </table:table-cell>
          <table:table-cell table:style-name="ce2" table:formula="oooc:=MIN([.K14];[.K17];[.K20];[.K23];[.K26])" office:value-type="float" office:value="-1675.79106818737">
            <text:p>-1,676</text:p>
          </table:table-cell>
          <table:table-cell table:style-name="ce2"/>
          <table:table-cell table:number-columns-repeated="243"/>
        </table:table-row>
        <table:table-row table:style-name="ro1">
          <table:table-cell office:value-type="string">
            <text:p>hide</text:p>
          </table:table-cell>
          <table:table-cell office:value-type="string">
            <text:p>max</text:p>
          </table:table-cell>
          <table:table-cell table:style-name="Default"/>
          <table:table-cell table:style-name="ce2" table:formula="oooc:=MAX([.D14];[.D17];[.D20];[.D23];[.D26])" office:value-type="float" office:value="476.41166355828">
            <text:p>476</text:p>
          </table:table-cell>
          <table:table-cell table:style-name="ce2" table:formula="oooc:=MAX([.E14];[.E17];[.E20];[.E23];[.E26])" office:value-type="float" office:value="817.264968979012">
            <text:p>817</text:p>
          </table:table-cell>
          <table:table-cell table:style-name="ce2" table:formula="oooc:=MAX([.F14];[.F17];[.F20];[.F23];[.F26])" office:value-type="float" office:value="127.846523261671">
            <text:p>128</text:p>
          </table:table-cell>
          <table:table-cell table:style-name="ce2" table:formula="oooc:=MAX([.G14];[.G17];[.G20];[.G23];[.G26])" office:value-type="float" office:value="517.223784127709">
            <text:p>517</text:p>
          </table:table-cell>
          <table:table-cell table:style-name="ce2" table:formula="oooc:=MAX([.H14];[.H17];[.H20];[.H23];[.H26])" office:value-type="float" office:value="577.409750685769">
            <text:p>577</text:p>
          </table:table-cell>
          <table:table-cell table:style-name="ce2" table:formula="oooc:=MAX([.I14];[.I17];[.I20];[.I23];[.I26])" office:value-type="float" office:value="639.437646377362">
            <text:p>639</text:p>
          </table:table-cell>
          <table:table-cell table:style-name="ce2" table:formula="oooc:=MAX([.J14];[.J17];[.J20];[.J23];[.J26])" office:value-type="float" office:value="1680.38465736624">
            <text:p>1,680</text:p>
          </table:table-cell>
          <table:table-cell table:style-name="ce2" table:formula="oooc:=MAX([.K14];[.K17];[.K20];[.K23];[.K26])" office:value-type="float" office:value="1994.02668210539">
            <text:p>1,994</text:p>
          </table:table-cell>
          <table:table-cell table:style-name="ce2"/>
          <table:table-cell table:number-columns-repeated="243"/>
        </table:table-row>
        <table:table-row table:style-name="ro1">
          <table:table-cell/>
          <table:table-cell office:value-type="string">
            <text:p>normalized min</text:p>
          </table:table-cell>
          <table:table-cell table:style-name="Default"/>
          <table:table-cell table:style-name="ce2" table:formula="oooc:=[.D27]/[.D11]" office:value-type="float" office:value="-397.913656150704">
            <text:p>-398</text:p>
          </table:table-cell>
          <table:table-cell table:style-name="ce2" table:formula="oooc:=[.E27]/[.E11]" office:value-type="float" office:value="-521.202577504301">
            <text:p>-521</text:p>
          </table:table-cell>
          <table:table-cell table:style-name="ce2" table:formula="oooc:=[.F27]/[.F11]" office:value-type="float" office:value="-541.042364625294">
            <text:p>-541</text:p>
          </table:table-cell>
          <table:table-cell table:style-name="ce2" table:formula="oooc:=[.G27]/[.G11]" office:value-type="float" office:value="-544.487444109567">
            <text:p>-544</text:p>
          </table:table-cell>
          <table:table-cell table:style-name="ce2" table:formula="oooc:=[.H27]/[.H11]" office:value-type="float" office:value="-546.784822738166">
            <text:p>-547</text:p>
          </table:table-cell>
          <table:table-cell table:style-name="ce2" table:formula="oooc:=[.I27]/[.I11]" office:value-type="float" office:value="-609.667078025284">
            <text:p>-610</text:p>
          </table:table-cell>
          <table:table-cell table:style-name="ce2" table:formula="oooc:=[.J27]/[.J11]" office:value-type="float" office:value="-875.127651322762">
            <text:p>-875</text:p>
          </table:table-cell>
          <table:table-cell table:style-name="ce2" table:formula="oooc:=[.K27]/[.K11]" office:value-type="float" office:value="-2889.86737805752">
            <text:p>-2,890</text:p>
          </table:table-cell>
          <table:table-cell table:style-name="ce2"/>
          <table:table-cell table:number-columns-repeated="243"/>
        </table:table-row>
        <table:table-row table:style-name="ro1">
          <table:table-cell office:value-type="string">
            <text:p>hide</text:p>
          </table:table-cell>
          <table:table-cell office:value-type="string">
            <text:p>loki97</text:p>
          </table:table-cell>
          <table:table-cell table:style-name="Default"/>
          <table:table-cell table:style-name="ce2" table:formula="oooc:=[.D28]-[.D27]" office:value-type="float" office:value="1008.55750568874">
            <text:p>1,009</text:p>
          </table:table-cell>
          <table:table-cell table:style-name="ce2" table:formula="oooc:=[.E28]-[.E27]" office:value-type="float" office:value="1147.54996016037">
            <text:p>1,148</text:p>
          </table:table-cell>
          <table:table-cell table:style-name="ce2" table:formula="oooc:=[.F28]-[.F27]" office:value-type="float" office:value="280.751712555274">
            <text:p>281</text:p>
          </table:table-cell>
          <table:table-cell table:style-name="ce2" table:formula="oooc:=[.G28]-[.G27]" office:value-type="float" office:value="1472.61892354389">
            <text:p>1,473</text:p>
          </table:table-cell>
          <table:table-cell table:style-name="ce2" table:formula="oooc:=[.H28]-[.H27]" office:value-type="float" office:value="1300.31582055791">
            <text:p>1,300</text:p>
          </table:table-cell>
          <table:table-cell table:style-name="ce2" table:formula="oooc:=[.I28]-[.I27]" office:value-type="float" office:value="1157.74264421973">
            <text:p>1,158</text:p>
          </table:table-cell>
          <table:table-cell table:style-name="ce2" table:formula="oooc:=[.J28]-[.J27]" office:value-type="float" office:value="2706.13515709369">
            <text:p>2,706</text:p>
          </table:table-cell>
          <table:table-cell table:style-name="ce2" table:formula="oooc:=[.K28]-[.K27]" office:value-type="float" office:value="3669.81775029276">
            <text:p>3,670</text:p>
          </table:table-cell>
          <table:table-cell table:style-name="ce2"/>
          <table:table-cell table:number-columns-repeated="243"/>
        </table:table-row>
        <table:table-row table:style-name="ro1">
          <table:table-cell/>
          <table:table-cell office:value-type="string">
            <text:p>normalized range</text:p>
          </table:table-cell>
          <table:table-cell table:style-name="Default"/>
          <table:table-cell table:style-name="ce2" table:formula="oooc:=[.D30]/[.D11]" office:value-type="float" office:value="754.151912415872">
            <text:p>754</text:p>
          </table:table-cell>
          <table:table-cell table:style-name="ce2" table:formula="oooc:=[.E30]/[.E11]" office:value-type="float" office:value="1810.87852315433">
            <text:p>1,811</text:p>
          </table:table-cell>
          <table:table-cell table:style-name="ce2" table:formula="oooc:=[.F30]/[.F11]" office:value-type="float" office:value="993.416712246675">
            <text:p>993</text:p>
          </table:table-cell>
          <table:table-cell table:style-name="ce2" table:formula="oooc:=[.G30]/[.G11]" office:value-type="float" office:value="839.257476563853">
            <text:p>839</text:p>
          </table:table-cell>
          <table:table-cell table:style-name="ce2" table:formula="oooc:=[.H30]/[.H11]" office:value-type="float" office:value="983.520522345509">
            <text:p>984</text:p>
          </table:table-cell>
          <table:table-cell table:style-name="ce2" table:formula="oooc:=[.I30]/[.I11]" office:value-type="float" office:value="1361.81896363148">
            <text:p>1,362</text:p>
          </table:table-cell>
          <table:table-cell table:style-name="ce2" table:formula="oooc:=[.J30]/[.J11]" office:value-type="float" office:value="2308.76193072155">
            <text:p>2,309</text:p>
          </table:table-cell>
          <table:table-cell table:style-name="ce2" table:formula="oooc:=[.K30]/[.K11]" office:value-type="float" office:value="6328.52555507338">
            <text:p>6,329</text:p>
          </table:table-cell>
          <table:table-cell table:style-name="ce2"/>
          <table:table-cell table:number-columns-repeated="243"/>
        </table:table-row>
        <table:table-row table:style-name="ro1">
          <table:table-cell table:number-columns-repeated="3"/>
          <table:table-cell table:style-name="ce4"/>
          <table:table-cell table:number-columns-repeated="251"/>
        </table:table-row>
        <table:table-row table:style-name="ro1">
          <table:table-cell/>
          <table:table-cell office:value-type="string">
            <text:p>p2-300-debian-etch</text:p>
          </table:table-cell>
          <table:table-cell office:value-type="string">
            <text:p>gcrypt</text:p>
          </table:table-cell>
          <table:table-cell office:value-type="string">
            <text:p>mcrypt</text:p>
          </table:table-cell>
          <table:table-cell office:value-type="string">
            <text:p>botan</text:p>
          </table:table-cell>
          <table:table-cell office:value-type="string">
            <text:p>cryptopp</text:p>
          </table:table-cell>
          <table:table-cell office:value-type="string">
            <text:p>openssl</text:p>
          </table:table-cell>
          <table:table-cell office:value-type="string">
            <text:p>nettle</text:p>
          </table:table-cell>
          <table:table-cell office:value-type="string">
            <text:p>beecrypt</text:p>
          </table:table-cell>
          <table:table-cell office:value-type="string">
            <text:p>tomcrypt</text:p>
          </table:table-cell>
          <table:table-cell office:value-type="string">
            <text:p>custom</text:p>
          </table:table-cell>
          <table:table-cell office:value-type="string">
            <text:p>average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3des</text:p>
          </table:table-cell>
          <table:table-cell table:style-name="ce2" office:value-type="float" office:value="582.013665315991">
            <text:p>582</text:p>
          </table:table-cell>
          <table:table-cell table:style-name="ce2" office:value-type="float" office:value="311.125611660429">
            <text:p>311</text:p>
          </table:table-cell>
          <table:table-cell table:style-name="ce2" office:value-type="float" office:value="638.377185430377">
            <text:p>638</text:p>
          </table:table-cell>
          <table:table-cell table:style-name="ce2" office:value-type="float" office:value="600.917094683069">
            <text:p>601</text:p>
          </table:table-cell>
          <table:table-cell table:style-name="ce2" office:value-type="float" office:value="1132.47982850408">
            <text:p>1,132</text:p>
          </table:table-cell>
          <table:table-cell table:style-name="ce2" office:value-type="float" office:value="406.504244252704">
            <text:p>407</text:p>
          </table:table-cell>
          <table:table-cell table:style-name="ce2"/>
          <table:table-cell table:style-name="ce2" office:value-type="float" office:value="562.156177979298">
            <text:p>562</text:p>
          </table:table-cell>
          <table:table-cell table:style-name="ce2"/>
          <table:table-cell table:style-name="ce2" table:formula="oooc:=AVERAGE([.C34:.K34])" office:value-type="float" office:value="604.79625826085">
            <text:p>605</text:p>
          </table:table-cell>
          <table:table-cell table:style-name="Default" table:number-columns-repeated="9"/>
          <table:table-cell table:number-columns-repeated="234"/>
        </table:table-row>
        <table:table-row table:style-name="ro1">
          <table:table-cell/>
          <table:table-cell office:value-type="string">
            <text:p>anubis</text:p>
          </table:table-cell>
          <table:table-cell table:style-name="ce2" table:number-columns-repeated="7"/>
          <table:table-cell table:style-name="ce2" office:value-type="float" office:value="2638.04223672898">
            <text:p>2,638</text:p>
          </table:table-cell>
          <table:table-cell table:style-name="ce2"/>
          <table:table-cell table:style-name="ce2" table:formula="oooc:=AVERAGE([.C35:.K35])" office:value-type="float" office:value="2638.04223672898">
            <text:p>2,638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blowfish</text:p>
          </table:table-cell>
          <table:table-cell table:style-name="ce2" office:value-type="float" office:value="1450.52214862627">
            <text:p>1,451</text:p>
          </table:table-cell>
          <table:table-cell table:style-name="ce2" office:value-type="float" office:value="3154.88155593756">
            <text:p>3,155</text:p>
          </table:table-cell>
          <table:table-cell table:style-name="ce2" office:value-type="float" office:value="3275.61709111151">
            <text:p>3,276</text:p>
          </table:table-cell>
          <table:table-cell table:style-name="ce2" office:value-type="float" office:value="3398.03978515432">
            <text:p>3,398</text:p>
          </table:table-cell>
          <table:table-cell table:style-name="ce2" office:value-type="float" office:value="4244.96457433555">
            <text:p>4,245</text:p>
          </table:table-cell>
          <table:table-cell table:style-name="ce2" office:value-type="float" office:value="2570.21828082038">
            <text:p>2,570</text:p>
          </table:table-cell>
          <table:table-cell table:style-name="ce2" office:value-type="float" office:value="4678.70099774679">
            <text:p>4,679</text:p>
          </table:table-cell>
          <table:table-cell table:style-name="ce2" office:value-type="float" office:value="4900.94438822051">
            <text:p>4,901</text:p>
          </table:table-cell>
          <table:table-cell table:style-name="ce2"/>
          <table:table-cell table:style-name="ce2" table:formula="oooc:=AVERAGE([.C36:.K36])" office:value-type="float" office:value="3459.23610274411">
            <text:p>3,459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cast5</text:p>
          </table:table-cell>
          <table:table-cell table:style-name="ce2" office:value-type="float" office:value="2063.58354402463">
            <text:p>2,064</text:p>
          </table:table-cell>
          <table:table-cell table:style-name="ce2" office:value-type="float" office:value="3101.75927302282">
            <text:p>3,102</text:p>
          </table:table-cell>
          <table:table-cell table:style-name="ce2" office:value-type="float" office:value="2785.36200162866">
            <text:p>2,785</text:p>
          </table:table-cell>
          <table:table-cell table:style-name="ce2" office:value-type="float" office:value="900.565435288805">
            <text:p>901</text:p>
          </table:table-cell>
          <table:table-cell table:style-name="ce2" office:value-type="float" office:value="3316.389369663">
            <text:p>3,316</text:p>
          </table:table-cell>
          <table:table-cell table:style-name="ce2" office:value-type="float" office:value="2582.14730856234">
            <text:p>2,582</text:p>
          </table:table-cell>
          <table:table-cell table:style-name="ce2"/>
          <table:table-cell table:style-name="ce2" office:value-type="float" office:value="4246.05391252653">
            <text:p>4,246</text:p>
          </table:table-cell>
          <table:table-cell table:style-name="ce2"/>
          <table:table-cell table:style-name="ce2" table:formula="oooc:=AVERAGE([.C37:.K37])" office:value-type="float" office:value="2713.69440638811">
            <text:p>2,714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cast6</text:p>
          </table:table-cell>
          <table:table-cell table:style-name="ce2"/>
          <table:table-cell table:style-name="ce2" office:value-type="float" office:value="2077.39726853503">
            <text:p>2,077</text:p>
          </table:table-cell>
          <table:table-cell table:style-name="ce2" office:value-type="float" office:value="1303.88828300777">
            <text:p>1,304</text:p>
          </table:table-cell>
          <table:table-cell table:style-name="ce2" office:value-type="float" office:value="613.932870709535">
            <text:p>614</text:p>
          </table:table-cell>
          <table:table-cell table:style-name="ce2" table:number-columns-repeated="5"/>
          <table:table-cell table:style-name="ce2" table:formula="oooc:=AVERAGE([.C38:.K38])" office:value-type="float" office:value="1331.73947408411">
            <text:p>1,332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gost</text:p>
          </table:table-cell>
          <table:table-cell table:style-name="ce2"/>
          <table:table-cell table:style-name="ce2" office:value-type="float" office:value="1450.32135966744">
            <text:p>1,450</text:p>
          </table:table-cell>
          <table:table-cell table:style-name="ce2" office:value-type="float" office:value="1583.04775023398">
            <text:p>1,583</text:p>
          </table:table-cell>
          <table:table-cell table:style-name="ce2" office:value-type="float" office:value="810.645171887006">
            <text:p>811</text:p>
          </table:table-cell>
          <table:table-cell table:style-name="ce2" table:number-columns-repeated="5"/>
          <table:table-cell table:style-name="ce2" table:formula="oooc:=AVERAGE([.C39:.K39])" office:value-type="float" office:value="1281.33809392948">
            <text:p>1,281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khazad</text:p>
          </table:table-cell>
          <table:table-cell table:style-name="ce2" table:number-columns-repeated="7"/>
          <table:table-cell table:style-name="ce2" office:value-type="float" office:value="2288.5527471673">
            <text:p>2,289</text:p>
          </table:table-cell>
          <table:table-cell table:style-name="ce2"/>
          <table:table-cell table:style-name="ce2" table:formula="oooc:=AVERAGE([.C40:.K40])" office:value-type="float" office:value="2288.5527471673">
            <text:p>2,289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loki97</text:p>
          </table:table-cell>
          <table:table-cell table:style-name="ce2"/>
          <table:table-cell table:style-name="ce2" office:value-type="float" office:value="719.305939449182">
            <text:p>719</text:p>
          </table:table-cell>
          <table:table-cell table:style-name="ce2" table:number-columns-repeated="7"/>
          <table:table-cell table:style-name="ce2" table:formula="oooc:=AVERAGE([.C41:.K41])" office:value-type="float" office:value="719.305939449182">
            <text:p>719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noekeon</text:p>
          </table:table-cell>
          <table:table-cell table:style-name="ce2" table:number-columns-repeated="7"/>
          <table:table-cell table:style-name="ce2" office:value-type="float" office:value="2955.15052782661">
            <text:p>2,955</text:p>
          </table:table-cell>
          <table:table-cell table:style-name="ce2"/>
          <table:table-cell table:style-name="ce2" table:formula="oooc:=AVERAGE([.C42:.K42])" office:value-type="float" office:value="2955.15052782661">
            <text:p>2,955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rijndael</text:p>
          </table:table-cell>
          <table:table-cell table:style-name="ce2" office:value-type="float" office:value="1938.82419210652">
            <text:p>1,939</text:p>
          </table:table-cell>
          <table:table-cell table:style-name="ce2" office:value-type="float" office:value="1297.66260170633">
            <text:p>1,298</text:p>
          </table:table-cell>
          <table:table-cell table:style-name="ce2" office:value-type="float" office:value="2130.68749851875">
            <text:p>2,131</text:p>
          </table:table-cell>
          <table:table-cell table:style-name="ce2" office:value-type="float" office:value="1786.94565872145">
            <text:p>1,787</text:p>
          </table:table-cell>
          <table:table-cell table:style-name="ce2" office:value-type="float" office:value="4409.24269527684">
            <text:p>4,409</text:p>
          </table:table-cell>
          <table:table-cell table:style-name="ce2" office:value-type="float" office:value="2753.97662821835">
            <text:p>2,754</text:p>
          </table:table-cell>
          <table:table-cell table:style-name="ce2" office:value-type="float" office:value="2613.55590785366">
            <text:p>2,614</text:p>
          </table:table-cell>
          <table:table-cell table:style-name="ce2" office:value-type="float" office:value="3784.85534179192">
            <text:p>3,785</text:p>
          </table:table-cell>
          <table:table-cell table:style-name="ce2" office:value-type="float" office:value="3626.3805208439">
            <text:p>3,626</text:p>
          </table:table-cell>
          <table:table-cell table:style-name="ce2" table:formula="oooc:=AVERAGE([.C43:.K43])" office:value-type="float" office:value="2704.68122722641">
            <text:p>2,705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saferplus</text:p>
          </table:table-cell>
          <table:table-cell table:style-name="ce2"/>
          <table:table-cell table:style-name="ce2" office:value-type="float" office:value="472.664331132128">
            <text:p>473</text:p>
          </table:table-cell>
          <table:table-cell table:style-name="ce2" table:number-columns-repeated="5"/>
          <table:table-cell table:style-name="ce2" office:value-type="float" office:value="90.5335671907898">
            <text:p>91</text:p>
          </table:table-cell>
          <table:table-cell table:style-name="ce2"/>
          <table:table-cell table:style-name="ce2" table:formula="oooc:=AVERAGE([.C44:.K44])" office:value-type="float" office:value="281.598949161459">
            <text:p>282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serpent</text:p>
          </table:table-cell>
          <table:table-cell table:style-name="ce2" office:value-type="float" office:value="1015.07108107094">
            <text:p>1,015</text:p>
          </table:table-cell>
          <table:table-cell table:style-name="ce2" office:value-type="float" office:value="1366.16264694361">
            <text:p>1,366</text:p>
          </table:table-cell>
          <table:table-cell table:style-name="ce2" office:value-type="float" office:value="1322.52394879946">
            <text:p>1,323</text:p>
          </table:table-cell>
          <table:table-cell table:style-name="ce2" office:value-type="float" office:value="486.796616689998">
            <text:p>487</text:p>
          </table:table-cell>
          <table:table-cell table:style-name="ce2"/>
          <table:table-cell table:style-name="ce2" office:value-type="float" office:value="1227.32754069104">
            <text:p>1,227</text:p>
          </table:table-cell>
          <table:table-cell table:style-name="ce2" table:number-columns-repeated="2"/>
          <table:table-cell table:style-name="ce2" office:value-type="float" office:value="2598.64556525844">
            <text:p>2,599</text:p>
          </table:table-cell>
          <table:table-cell table:style-name="ce2" table:formula="oooc:=AVERAGE([.C45:.K45])" office:value-type="float" office:value="1336.08789990891">
            <text:p>1,336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skipjack</text:p>
          </table:table-cell>
          <table:table-cell table:style-name="ce2" table:number-columns-repeated="7"/>
          <table:table-cell table:style-name="ce2" office:value-type="float" office:value="1027.56339201718">
            <text:p>1,028</text:p>
          </table:table-cell>
          <table:table-cell table:style-name="ce2"/>
          <table:table-cell table:style-name="ce2" table:formula="oooc:=AVERAGE([.C46:.K46])" office:value-type="float" office:value="1027.56339201718">
            <text:p>1,028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twofish</text:p>
          </table:table-cell>
          <table:table-cell table:style-name="ce2" office:value-type="float" office:value="2238.6209483608">
            <text:p>2,239</text:p>
          </table:table-cell>
          <table:table-cell table:style-name="ce2" office:value-type="float" office:value="3326.2174135228">
            <text:p>3,326</text:p>
          </table:table-cell>
          <table:table-cell table:style-name="ce2" office:value-type="float" office:value="2656.14885455622">
            <text:p>2,656</text:p>
          </table:table-cell>
          <table:table-cell table:style-name="ce2" office:value-type="float" office:value="680.50027791893">
            <text:p>681</text:p>
          </table:table-cell>
          <table:table-cell table:style-name="ce2"/>
          <table:table-cell table:style-name="ce2" office:value-type="float" office:value="2797.48970112613">
            <text:p>2,797</text:p>
          </table:table-cell>
          <table:table-cell table:style-name="ce2"/>
          <table:table-cell table:style-name="ce2" office:value-type="float" office:value="3878.7864739773">
            <text:p>3,879</text:p>
          </table:table-cell>
          <table:table-cell table:style-name="ce2"/>
          <table:table-cell table:style-name="ce2" table:formula="oooc:=AVERAGE([.C47:.K47])" office:value-type="float" office:value="2596.29394491036">
            <text:p>2,596</text:p>
          </table:table-cell>
          <table:table-cell table:number-columns-repeated="243"/>
        </table:table-row>
        <table:table-row table:style-name="ro1">
          <table:table-cell office:value-type="string">
            <text:p>lineb</text:p>
          </table:table-cell>
          <table:table-cell office:value-type="string">
            <text:p>xtea</text:p>
          </table:table-cell>
          <table:table-cell table:style-name="ce2"/>
          <table:table-cell table:style-name="ce2" office:value-type="float" office:value="968.644693794644">
            <text:p>969</text:p>
          </table:table-cell>
          <table:table-cell table:style-name="ce2" office:value-type="float" office:value="2155.26766404122">
            <text:p>2,155</text:p>
          </table:table-cell>
          <table:table-cell table:style-name="ce2" office:value-type="float" office:value="959.141686846893">
            <text:p>959</text:p>
          </table:table-cell>
          <table:table-cell table:style-name="ce2" table:number-columns-repeated="3"/>
          <table:table-cell table:style-name="ce2" office:value-type="float" office:value="2251.08846715812">
            <text:p>2,251</text:p>
          </table:table-cell>
          <table:table-cell table:style-name="ce2"/>
          <table:table-cell table:style-name="ce2" table:formula="oooc:=AVERAGE([.C48:.K48])" office:value-type="float" office:value="1583.53562796022">
            <text:p>1,584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average</text:p>
          </table:table-cell>
          <table:table-cell table:style-name="ce2" table:formula="oooc:=AVERAGE([.C34:.C48])" office:value-type="float" office:value="1548.10592991753">
            <text:p>1,548</text:p>
          </table:table-cell>
          <table:table-cell table:style-name="ce2" table:formula="oooc:=AVERAGE([.D34:.D48])" office:value-type="float" office:value="1658.74024503382">
            <text:p>1,659</text:p>
          </table:table-cell>
          <table:table-cell table:style-name="ce2" table:formula="oooc:=AVERAGE([.E34:.E48])" office:value-type="float" office:value="1983.43558636977">
            <text:p>1,983</text:p>
          </table:table-cell>
          <table:table-cell table:style-name="ce2" table:formula="oooc:=AVERAGE([.F34:.F48])" office:value-type="float" office:value="1137.49828865556">
            <text:p>1,137</text:p>
          </table:table-cell>
          <table:table-cell table:style-name="ce2" table:formula="oooc:=AVERAGE([.G34:.G48])" office:value-type="float" office:value="3275.76911694487">
            <text:p>3,276</text:p>
          </table:table-cell>
          <table:table-cell table:style-name="ce2" table:formula="oooc:=AVERAGE([.H34:.H48])" office:value-type="float" office:value="2056.27728394516">
            <text:p>2,056</text:p>
          </table:table-cell>
          <table:table-cell table:style-name="ce2" table:formula="oooc:=AVERAGE([.I34:.I48])" office:value-type="float" office:value="3646.12845280022">
            <text:p>3,646</text:p>
          </table:table-cell>
          <table:table-cell table:style-name="ce2" table:formula="oooc:=AVERAGE([.J34:.J48])" office:value-type="float" office:value="2602.15702114405">
            <text:p>2,602</text:p>
          </table:table-cell>
          <table:table-cell table:style-name="ce2" table:formula="oooc:=AVERAGE([.K34:.K48])" office:value-type="float" office:value="3112.51304305117">
            <text:p>3,113</text:p>
          </table:table-cell>
          <table:table-cell table:style-name="ce2" table:formula="oooc:=AVERAGE([.C34:.K48])" office:value-type="float" office:value="2053.41555909738">
            <text:p>2,053</text:p>
          </table:table-cell>
          <table:table-cell table:number-columns-repeated="243"/>
        </table:table-row>
        <table:table-row table:style-name="ro1">
          <table:table-cell table:number-columns-repeated="255"/>
        </table:table-row>
        <table:table-row table:style-name="ro1">
          <table:table-cell/>
          <table:table-cell office:value-type="string">
            <text:p>p3-1000-debian-etch</text:p>
          </table:table-cell>
          <table:table-cell office:value-type="string">
            <text:p>gcrypt</text:p>
          </table:table-cell>
          <table:table-cell office:value-type="string">
            <text:p>mcrypt</text:p>
          </table:table-cell>
          <table:table-cell office:value-type="string">
            <text:p>botan</text:p>
          </table:table-cell>
          <table:table-cell office:value-type="string">
            <text:p>cryptopp</text:p>
          </table:table-cell>
          <table:table-cell office:value-type="string">
            <text:p>openssl</text:p>
          </table:table-cell>
          <table:table-cell office:value-type="string">
            <text:p>nettle</text:p>
          </table:table-cell>
          <table:table-cell office:value-type="string">
            <text:p>beecrypt</text:p>
          </table:table-cell>
          <table:table-cell office:value-type="string">
            <text:p>tomcrypt</text:p>
          </table:table-cell>
          <table:table-cell office:value-type="string">
            <text:p>custom</text:p>
          </table:table-cell>
          <table:table-cell office:value-type="string">
            <text:p>average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3des</text:p>
          </table:table-cell>
          <table:table-cell table:style-name="ce2" office:value-type="float" office:value="1907.79820825836">
            <text:p>1,908</text:p>
          </table:table-cell>
          <table:table-cell table:style-name="ce2" office:value-type="float" office:value="1147.62733129748">
            <text:p>1,148</text:p>
          </table:table-cell>
          <table:table-cell table:style-name="ce2" office:value-type="float" office:value="2201.63121124744">
            <text:p>2,202</text:p>
          </table:table-cell>
          <table:table-cell table:style-name="ce2" office:value-type="float" office:value="1557.63719870793">
            <text:p>1,558</text:p>
          </table:table-cell>
          <table:table-cell table:style-name="ce2" office:value-type="float" office:value="3793.85076212227">
            <text:p>3,794</text:p>
          </table:table-cell>
          <table:table-cell table:style-name="ce2" office:value-type="float" office:value="1313.57368753025">
            <text:p>1,314</text:p>
          </table:table-cell>
          <table:table-cell table:style-name="ce2"/>
          <table:table-cell table:style-name="ce2" office:value-type="float" office:value="1991.93776817241">
            <text:p>1,992</text:p>
          </table:table-cell>
          <table:table-cell table:style-name="ce2"/>
          <table:table-cell table:style-name="ce2" table:formula="oooc:=AVERAGE([.C52:.K52])" office:value-type="float" office:value="1987.72230961945">
            <text:p>1,988</text:p>
          </table:table-cell>
          <table:table-cell table:style-name="Default" table:number-columns-repeated="9"/>
          <table:table-cell table:number-columns-repeated="234"/>
        </table:table-row>
        <table:table-row table:style-name="ro1">
          <table:table-cell/>
          <table:table-cell office:value-type="string">
            <text:p>anubis</text:p>
          </table:table-cell>
          <table:table-cell table:style-name="ce2" table:number-columns-repeated="7"/>
          <table:table-cell table:style-name="ce2" office:value-type="float" office:value="9159.46520446174">
            <text:p>9,159</text:p>
          </table:table-cell>
          <table:table-cell table:style-name="ce2"/>
          <table:table-cell table:style-name="ce2" table:formula="oooc:=AVERAGE([.C53:.K53])" office:value-type="float" office:value="9159.46520446174">
            <text:p>9,159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blowfish</text:p>
          </table:table-cell>
          <table:table-cell table:style-name="ce2" office:value-type="float" office:value="4771.56890943989">
            <text:p>4,772</text:p>
          </table:table-cell>
          <table:table-cell table:style-name="ce2" office:value-type="float" office:value="13041.31997889">
            <text:p>13,041</text:p>
          </table:table-cell>
          <table:table-cell table:style-name="ce2" office:value-type="float" office:value="11185.1479123134">
            <text:p>11,185</text:p>
          </table:table-cell>
          <table:table-cell table:style-name="ce2" office:value-type="float" office:value="11130.6098095088">
            <text:p>11,131</text:p>
          </table:table-cell>
          <table:table-cell table:style-name="ce2" office:value-type="float" office:value="17337.5426311303">
            <text:p>17,338</text:p>
          </table:table-cell>
          <table:table-cell table:style-name="ce2" office:value-type="float" office:value="8738.67777144199">
            <text:p>8,739</text:p>
          </table:table-cell>
          <table:table-cell table:style-name="ce2" office:value-type="float" office:value="15919.4333903405">
            <text:p>15,919</text:p>
          </table:table-cell>
          <table:table-cell table:style-name="ce2" office:value-type="float" office:value="16557.5143992501">
            <text:p>16,558</text:p>
          </table:table-cell>
          <table:table-cell table:style-name="ce2"/>
          <table:table-cell table:style-name="ce2" table:formula="oooc:=AVERAGE([.C54:.K54])" office:value-type="float" office:value="12335.2268502894">
            <text:p>12,335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cast5</text:p>
          </table:table-cell>
          <table:table-cell table:style-name="ce2" office:value-type="float" office:value="6892.54538037176">
            <text:p>6,893</text:p>
          </table:table-cell>
          <table:table-cell table:style-name="ce2" office:value-type="float" office:value="8139.25682385254">
            <text:p>8,139</text:p>
          </table:table-cell>
          <table:table-cell table:style-name="ce2" office:value-type="float" office:value="9342.3252799515">
            <text:p>9,342</text:p>
          </table:table-cell>
          <table:table-cell table:style-name="ce2" office:value-type="float" office:value="8846.62949968531">
            <text:p>8,847</text:p>
          </table:table-cell>
          <table:table-cell table:style-name="ce2" office:value-type="float" office:value="11035.5045232378">
            <text:p>11,036</text:p>
          </table:table-cell>
          <table:table-cell table:style-name="ce2" office:value-type="float" office:value="8733.47972566712">
            <text:p>8,733</text:p>
          </table:table-cell>
          <table:table-cell table:style-name="ce2"/>
          <table:table-cell table:style-name="ce2" office:value-type="float" office:value="14192.3857576405">
            <text:p>14,192</text:p>
          </table:table-cell>
          <table:table-cell table:style-name="ce2"/>
          <table:table-cell table:style-name="ce2" table:formula="oooc:=AVERAGE([.C55:.K55])" office:value-type="float" office:value="9597.44671291522">
            <text:p>9,597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cast6</text:p>
          </table:table-cell>
          <table:table-cell table:style-name="ce2"/>
          <table:table-cell table:style-name="ce2" office:value-type="float" office:value="6005.98350923074">
            <text:p>6,006</text:p>
          </table:table-cell>
          <table:table-cell table:style-name="ce2" office:value-type="float" office:value="4462.47678764437">
            <text:p>4,462</text:p>
          </table:table-cell>
          <table:table-cell table:style-name="ce2" office:value-type="float" office:value="6383.04265376042">
            <text:p>6,383</text:p>
          </table:table-cell>
          <table:table-cell table:style-name="ce2" table:number-columns-repeated="5"/>
          <table:table-cell table:style-name="ce2" table:formula="oooc:=AVERAGE([.C56:.K56])" office:value-type="float" office:value="5617.16765021184">
            <text:p>5,617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gost</text:p>
          </table:table-cell>
          <table:table-cell table:style-name="ce2"/>
          <table:table-cell table:style-name="ce2" office:value-type="float" office:value="5910.29544230239">
            <text:p>5,910</text:p>
          </table:table-cell>
          <table:table-cell table:style-name="ce2" office:value-type="float" office:value="5206.31287385992">
            <text:p>5,206</text:p>
          </table:table-cell>
          <table:table-cell table:style-name="ce2" office:value-type="float" office:value="4260.02589243947">
            <text:p>4,260</text:p>
          </table:table-cell>
          <table:table-cell table:style-name="ce2" table:number-columns-repeated="5"/>
          <table:table-cell table:style-name="ce2" table:formula="oooc:=AVERAGE([.C57:.K57])" office:value-type="float" office:value="5125.54473620059">
            <text:p>5,126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khazad</text:p>
          </table:table-cell>
          <table:table-cell table:style-name="ce2" table:number-columns-repeated="7"/>
          <table:table-cell table:style-name="ce2" office:value-type="float" office:value="8384.89640041341">
            <text:p>8,385</text:p>
          </table:table-cell>
          <table:table-cell table:style-name="ce2"/>
          <table:table-cell table:style-name="ce2" table:formula="oooc:=AVERAGE([.C58:.K58])" office:value-type="float" office:value="8384.89640041341">
            <text:p>8,385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loki97</text:p>
          </table:table-cell>
          <table:table-cell table:style-name="ce2"/>
          <table:table-cell table:style-name="ce2" office:value-type="float" office:value="3744.69769762593">
            <text:p>3,745</text:p>
          </table:table-cell>
          <table:table-cell table:style-name="ce2" table:number-columns-repeated="7"/>
          <table:table-cell table:style-name="ce2" table:formula="oooc:=AVERAGE([.C59:.K59])" office:value-type="float" office:value="3744.69769762593">
            <text:p>3,745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noekeon</text:p>
          </table:table-cell>
          <table:table-cell table:style-name="ce2" table:number-columns-repeated="7"/>
          <table:table-cell table:style-name="ce2" office:value-type="float" office:value="10021.5070503429">
            <text:p>10,022</text:p>
          </table:table-cell>
          <table:table-cell table:style-name="ce2"/>
          <table:table-cell table:style-name="ce2" table:formula="oooc:=AVERAGE([.C60:.K60])" office:value-type="float" office:value="10021.5070503429">
            <text:p>10,022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rijndael</text:p>
          </table:table-cell>
          <table:table-cell table:style-name="ce2" office:value-type="float" office:value="6703.82315552309">
            <text:p>6,704</text:p>
          </table:table-cell>
          <table:table-cell table:style-name="ce2" office:value-type="float" office:value="5669.01971345861">
            <text:p>5,669</text:p>
          </table:table-cell>
          <table:table-cell table:style-name="ce2" office:value-type="float" office:value="7751.82414369255">
            <text:p>7,752</text:p>
          </table:table-cell>
          <table:table-cell table:style-name="ce2" office:value-type="float" office:value="7790.26026274268">
            <text:p>7,790</text:p>
          </table:table-cell>
          <table:table-cell table:style-name="ce2" office:value-type="float" office:value="14682.1512694">
            <text:p>14,682</text:p>
          </table:table-cell>
          <table:table-cell table:style-name="ce2" office:value-type="float" office:value="9253.45246914146">
            <text:p>9,253</text:p>
          </table:table-cell>
          <table:table-cell table:style-name="ce2" office:value-type="float" office:value="8849.61024724684">
            <text:p>8,850</text:p>
          </table:table-cell>
          <table:table-cell table:style-name="ce2" office:value-type="float" office:value="13190.8159448713">
            <text:p>13,191</text:p>
          </table:table-cell>
          <table:table-cell table:style-name="ce2" office:value-type="float" office:value="12932.3470900584">
            <text:p>12,932</text:p>
          </table:table-cell>
          <table:table-cell table:style-name="ce2" table:formula="oooc:=AVERAGE([.C61:.K61])" office:value-type="float" office:value="9647.03381068166">
            <text:p>9,647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saferplus</text:p>
          </table:table-cell>
          <table:table-cell table:style-name="ce2"/>
          <table:table-cell table:style-name="ce2" office:value-type="float" office:value="1568.81150970901">
            <text:p>1,569</text:p>
          </table:table-cell>
          <table:table-cell table:style-name="ce2" table:number-columns-repeated="5"/>
          <table:table-cell table:style-name="ce2" office:value-type="float" office:value="1484.51333336751">
            <text:p>1,485</text:p>
          </table:table-cell>
          <table:table-cell table:style-name="ce2"/>
          <table:table-cell table:style-name="ce2" table:formula="oooc:=AVERAGE([.C62:.K62])" office:value-type="float" office:value="1526.66242153826">
            <text:p>1,527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serpent</text:p>
          </table:table-cell>
          <table:table-cell table:style-name="ce2" office:value-type="float" office:value="3493.15423775973">
            <text:p>3,493</text:p>
          </table:table-cell>
          <table:table-cell table:style-name="ce2" office:value-type="float" office:value="5676.23475627723">
            <text:p>5,676</text:p>
          </table:table-cell>
          <table:table-cell table:style-name="ce2" office:value-type="float" office:value="4431.62996187483">
            <text:p>4,432</text:p>
          </table:table-cell>
          <table:table-cell table:style-name="ce2" office:value-type="float" office:value="5602.17198978067">
            <text:p>5,602</text:p>
          </table:table-cell>
          <table:table-cell table:style-name="ce2"/>
          <table:table-cell table:style-name="ce2" office:value-type="float" office:value="4021.3306833979">
            <text:p>4,021</text:p>
          </table:table-cell>
          <table:table-cell table:style-name="ce2" table:number-columns-repeated="2"/>
          <table:table-cell table:style-name="ce2" office:value-type="float" office:value="8729.17410678455">
            <text:p>8,729</text:p>
          </table:table-cell>
          <table:table-cell table:style-name="ce2" table:formula="oooc:=AVERAGE([.C63:.K63])" office:value-type="float" office:value="5325.61595597915">
            <text:p>5,326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skipjack</text:p>
          </table:table-cell>
          <table:table-cell table:style-name="ce2" table:number-columns-repeated="7"/>
          <table:table-cell table:style-name="ce2" office:value-type="float" office:value="2283.78577455932">
            <text:p>2,284</text:p>
          </table:table-cell>
          <table:table-cell table:style-name="ce2"/>
          <table:table-cell table:style-name="ce2" table:formula="oooc:=AVERAGE([.C64:.K64])" office:value-type="float" office:value="2283.78577455932">
            <text:p>2,284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twofish</text:p>
          </table:table-cell>
          <table:table-cell table:style-name="ce2" office:value-type="float" office:value="7542.67460756737">
            <text:p>7,543</text:p>
          </table:table-cell>
          <table:table-cell table:style-name="ce2" office:value-type="float" office:value="12601.3822840497">
            <text:p>12,601</text:p>
          </table:table-cell>
          <table:table-cell table:style-name="ce2" office:value-type="float" office:value="9005.63994615928">
            <text:p>9,006</text:p>
          </table:table-cell>
          <table:table-cell table:style-name="ce2" office:value-type="float" office:value="11716.44000783">
            <text:p>11,716</text:p>
          </table:table-cell>
          <table:table-cell table:style-name="ce2"/>
          <table:table-cell table:style-name="ce2" office:value-type="float" office:value="9464.9102352446">
            <text:p>9,465</text:p>
          </table:table-cell>
          <table:table-cell table:style-name="ce2"/>
          <table:table-cell table:style-name="ce2" office:value-type="float" office:value="13019.9155990234">
            <text:p>13,020</text:p>
          </table:table-cell>
          <table:table-cell table:style-name="ce2"/>
          <table:table-cell table:style-name="ce2" table:formula="oooc:=AVERAGE([.C65:.K65])" office:value-type="float" office:value="10558.4937799791">
            <text:p>10,558</text:p>
          </table:table-cell>
          <table:table-cell table:number-columns-repeated="243"/>
        </table:table-row>
        <table:table-row table:style-name="ro1">
          <table:table-cell office:value-type="string">
            <text:p>lineb</text:p>
          </table:table-cell>
          <table:table-cell office:value-type="string">
            <text:p>xtea</text:p>
          </table:table-cell>
          <table:table-cell table:style-name="ce2"/>
          <table:table-cell table:style-name="ce2" office:value-type="float" office:value="5779.04891945662">
            <text:p>5,779</text:p>
          </table:table-cell>
          <table:table-cell table:style-name="ce2" office:value-type="float" office:value="7285.3876195152">
            <text:p>7,285</text:p>
          </table:table-cell>
          <table:table-cell table:style-name="ce2" office:value-type="float" office:value="3227.95607757345">
            <text:p>3,228</text:p>
          </table:table-cell>
          <table:table-cell table:style-name="ce2" table:number-columns-repeated="3"/>
          <table:table-cell table:style-name="ce2" office:value-type="float" office:value="7391.83304040909">
            <text:p>7,392</text:p>
          </table:table-cell>
          <table:table-cell table:style-name="ce2"/>
          <table:table-cell table:style-name="ce2" table:formula="oooc:=AVERAGE([.C66:.K66])" office:value-type="float" office:value="5921.05641423859">
            <text:p>5,921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average</text:p>
          </table:table-cell>
          <table:table-cell table:style-name="ce2" table:formula="oooc:=AVERAGE([.C52:.C66])" office:value-type="float" office:value="5218.59408315337">
            <text:p>5,219</text:p>
          </table:table-cell>
          <table:table-cell table:style-name="ce2" table:formula="oooc:=AVERAGE([.D52:.D66])" office:value-type="float" office:value="6298.51617874093">
            <text:p>6,299</text:p>
          </table:table-cell>
          <table:table-cell table:style-name="ce2" table:formula="oooc:=AVERAGE([.E52:.E66])" office:value-type="float" office:value="6763.59730402872">
            <text:p>6,764</text:p>
          </table:table-cell>
          <table:table-cell table:style-name="ce2" table:formula="oooc:=AVERAGE([.F52:.F66])" office:value-type="float" office:value="6723.86371022542">
            <text:p>6,724</text:p>
          </table:table-cell>
          <table:table-cell table:style-name="ce2" table:formula="oooc:=AVERAGE([.G52:.G66])" office:value-type="float" office:value="11712.2622964726">
            <text:p>11,712</text:p>
          </table:table-cell>
          <table:table-cell table:style-name="ce2" table:formula="oooc:=AVERAGE([.H52:.H66])" office:value-type="float" office:value="6920.90409540389">
            <text:p>6,921</text:p>
          </table:table-cell>
          <table:table-cell table:style-name="ce2" table:formula="oooc:=AVERAGE([.I52:.I66])" office:value-type="float" office:value="12384.5218187937">
            <text:p>12,385</text:p>
          </table:table-cell>
          <table:table-cell table:style-name="ce2" table:formula="oooc:=AVERAGE([.J52:.J66])" office:value-type="float" office:value="8879.87002477379">
            <text:p>8,880</text:p>
          </table:table-cell>
          <table:table-cell table:style-name="ce2" table:formula="oooc:=AVERAGE([.K52:.K66])" office:value-type="float" office:value="10830.7605984215">
            <text:p>10,831</text:p>
          </table:table-cell>
          <table:table-cell table:style-name="ce2" table:formula="oooc:=AVERAGE([.C52:.K66])" office:value-type="float" office:value="7574.43334097689">
            <text:p>7,574</text:p>
          </table:table-cell>
          <table:table-cell table:number-columns-repeated="243"/>
        </table:table-row>
        <table:table-row table:style-name="ro1">
          <table:table-cell table:number-columns-repeated="255"/>
        </table:table-row>
        <table:table-row table:style-name="ro1">
          <table:table-cell/>
          <table:table-cell office:value-type="string">
            <text:p>ath-2000-debian-etch</text:p>
          </table:table-cell>
          <table:table-cell office:value-type="string">
            <text:p>gcrypt</text:p>
          </table:table-cell>
          <table:table-cell office:value-type="string">
            <text:p>mcrypt</text:p>
          </table:table-cell>
          <table:table-cell office:value-type="string">
            <text:p>botan</text:p>
          </table:table-cell>
          <table:table-cell office:value-type="string">
            <text:p>cryptopp</text:p>
          </table:table-cell>
          <table:table-cell office:value-type="string">
            <text:p>openssl</text:p>
          </table:table-cell>
          <table:table-cell office:value-type="string">
            <text:p>nettle</text:p>
          </table:table-cell>
          <table:table-cell office:value-type="string">
            <text:p>beecrypt</text:p>
          </table:table-cell>
          <table:table-cell office:value-type="string">
            <text:p>tomcrypt</text:p>
          </table:table-cell>
          <table:table-cell office:value-type="string">
            <text:p>custom</text:p>
          </table:table-cell>
          <table:table-cell office:value-type="string">
            <text:p>average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3des</text:p>
          </table:table-cell>
          <table:table-cell table:style-name="ce2" office:value-type="float" office:value="2659.62349213995">
            <text:p>2,660</text:p>
          </table:table-cell>
          <table:table-cell table:style-name="ce2" office:value-type="float" office:value="1458.13222955938">
            <text:p>1,458</text:p>
          </table:table-cell>
          <table:table-cell table:style-name="ce2" office:value-type="float" office:value="2899.48676750174">
            <text:p>2,899</text:p>
          </table:table-cell>
          <table:table-cell table:style-name="ce2" office:value-type="float" office:value="3833.28070722432">
            <text:p>3,833</text:p>
          </table:table-cell>
          <table:table-cell table:style-name="ce2" office:value-type="float" office:value="7150.10109225528">
            <text:p>7,150</text:p>
          </table:table-cell>
          <table:table-cell table:style-name="ce2" office:value-type="float" office:value="2061.23100575334">
            <text:p>2,061</text:p>
          </table:table-cell>
          <table:table-cell table:style-name="ce2"/>
          <table:table-cell table:style-name="ce2" office:value-type="float" office:value="3763.37813021155">
            <text:p>3,763</text:p>
          </table:table-cell>
          <table:table-cell table:style-name="ce2"/>
          <table:table-cell table:style-name="ce2" table:formula="oooc:=AVERAGE([.C70:.K70])" office:value-type="float" office:value="3403.60477494937">
            <text:p>3,404</text:p>
          </table:table-cell>
          <table:table-cell table:style-name="Default" table:number-columns-repeated="9"/>
          <table:table-cell table:number-columns-repeated="234"/>
        </table:table-row>
        <table:table-row table:style-name="ro1">
          <table:table-cell/>
          <table:table-cell office:value-type="string">
            <text:p>anubis</text:p>
          </table:table-cell>
          <table:table-cell table:style-name="ce2" table:number-columns-repeated="7"/>
          <table:table-cell table:style-name="ce2" office:value-type="float" office:value="13399.1034723998">
            <text:p>13,399</text:p>
          </table:table-cell>
          <table:table-cell table:style-name="ce2"/>
          <table:table-cell table:style-name="ce2" table:formula="oooc:=AVERAGE([.C71:.K71])" office:value-type="float" office:value="13399.1034723998">
            <text:p>13,399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blowfish</text:p>
          </table:table-cell>
          <table:table-cell table:style-name="ce2" office:value-type="float" office:value="7849.46347279438">
            <text:p>7,849</text:p>
          </table:table-cell>
          <table:table-cell table:style-name="ce2" office:value-type="float" office:value="16426.9803000347">
            <text:p>16,427</text:p>
          </table:table-cell>
          <table:table-cell table:style-name="ce2" office:value-type="float" office:value="15145.8535583081">
            <text:p>15,146</text:p>
          </table:table-cell>
          <table:table-cell table:style-name="ce2" office:value-type="float" office:value="21395.8527247792">
            <text:p>21,396</text:p>
          </table:table-cell>
          <table:table-cell table:style-name="ce2" office:value-type="float" office:value="26929.4266060559">
            <text:p>26,929</text:p>
          </table:table-cell>
          <table:table-cell table:style-name="ce2" office:value-type="float" office:value="16280.0721330089">
            <text:p>16,280</text:p>
          </table:table-cell>
          <table:table-cell table:style-name="ce2" office:value-type="float" office:value="29229.8439428307">
            <text:p>29,230</text:p>
          </table:table-cell>
          <table:table-cell table:style-name="ce2" office:value-type="float" office:value="31744.4046208303">
            <text:p>31,744</text:p>
          </table:table-cell>
          <table:table-cell table:style-name="ce2"/>
          <table:table-cell table:style-name="ce2" table:formula="oooc:=AVERAGE([.C72:.K72])" office:value-type="float" office:value="20625.2371698303">
            <text:p>20,625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cast5</text:p>
          </table:table-cell>
          <table:table-cell table:style-name="ce2" office:value-type="float" office:value="10435.8337111202">
            <text:p>10,436</text:p>
          </table:table-cell>
          <table:table-cell table:style-name="ce2" office:value-type="float" office:value="19454.9583014927">
            <text:p>19,455</text:p>
          </table:table-cell>
          <table:table-cell table:style-name="ce2" office:value-type="float" office:value="13758.1774462506">
            <text:p>13,758</text:p>
          </table:table-cell>
          <table:table-cell table:style-name="ce2" office:value-type="float" office:value="5705.60627463617">
            <text:p>5,706</text:p>
          </table:table-cell>
          <table:table-cell table:style-name="ce2" office:value-type="float" office:value="17066.0431107897">
            <text:p>17,066</text:p>
          </table:table-cell>
          <table:table-cell table:style-name="ce2" office:value-type="float" office:value="13738.0614826621">
            <text:p>13,738</text:p>
          </table:table-cell>
          <table:table-cell table:style-name="ce2"/>
          <table:table-cell table:style-name="ce2" office:value-type="float" office:value="25972.0434610793">
            <text:p>25,972</text:p>
          </table:table-cell>
          <table:table-cell table:style-name="ce2"/>
          <table:table-cell table:style-name="ce2" table:formula="oooc:=AVERAGE([.C73:.K73])" office:value-type="float" office:value="15161.5319697187">
            <text:p>15,162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cast6</text:p>
          </table:table-cell>
          <table:table-cell table:style-name="ce2"/>
          <table:table-cell table:style-name="ce2" office:value-type="float" office:value="10905.67096852">
            <text:p>10,906</text:p>
          </table:table-cell>
          <table:table-cell table:style-name="ce2" office:value-type="float" office:value="6250.97955639244">
            <text:p>6,251</text:p>
          </table:table-cell>
          <table:table-cell table:style-name="ce2" office:value-type="float" office:value="3888.07167225185">
            <text:p>3,888</text:p>
          </table:table-cell>
          <table:table-cell table:style-name="ce2" table:number-columns-repeated="5"/>
          <table:table-cell table:style-name="ce2" table:formula="oooc:=AVERAGE([.C74:.K74])" office:value-type="float" office:value="7014.90739905476">
            <text:p>7,015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gost</text:p>
          </table:table-cell>
          <table:table-cell table:style-name="ce2"/>
          <table:table-cell table:style-name="ce2" office:value-type="float" office:value="7364.23981342551">
            <text:p>7,364</text:p>
          </table:table-cell>
          <table:table-cell table:style-name="ce2" office:value-type="float" office:value="7283.98408415147">
            <text:p>7,284</text:p>
          </table:table-cell>
          <table:table-cell table:style-name="ce2" office:value-type="float" office:value="5742.00648697343">
            <text:p>5,742</text:p>
          </table:table-cell>
          <table:table-cell table:style-name="ce2" table:number-columns-repeated="5"/>
          <table:table-cell table:style-name="ce2" table:formula="oooc:=AVERAGE([.C75:.K75])" office:value-type="float" office:value="6796.7434615168">
            <text:p>6,797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khazad</text:p>
          </table:table-cell>
          <table:table-cell table:style-name="ce2" table:number-columns-repeated="7"/>
          <table:table-cell table:style-name="ce2" office:value-type="float" office:value="11229.7861718848">
            <text:p>11,230</text:p>
          </table:table-cell>
          <table:table-cell table:style-name="ce2"/>
          <table:table-cell table:style-name="ce2" table:formula="oooc:=AVERAGE([.C76:.K76])" office:value-type="float" office:value="11229.7861718848">
            <text:p>11,230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loki97</text:p>
          </table:table-cell>
          <table:table-cell table:style-name="ce2"/>
          <table:table-cell table:style-name="ce2" office:value-type="float" office:value="3469.52293802379">
            <text:p>3,470</text:p>
          </table:table-cell>
          <table:table-cell table:style-name="ce2" table:number-columns-repeated="7"/>
          <table:table-cell table:style-name="ce2" table:formula="oooc:=AVERAGE([.C77:.K77])" office:value-type="float" office:value="3469.52293802379">
            <text:p>3,470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noekeon</text:p>
          </table:table-cell>
          <table:table-cell table:style-name="ce2" table:number-columns-repeated="7"/>
          <table:table-cell table:style-name="ce2" office:value-type="float" office:value="19544.5204217949">
            <text:p>19,545</text:p>
          </table:table-cell>
          <table:table-cell table:style-name="ce2"/>
          <table:table-cell table:style-name="ce2" table:formula="oooc:=AVERAGE([.C78:.K78])" office:value-type="float" office:value="19544.5204217949">
            <text:p>19,545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rijndael</text:p>
          </table:table-cell>
          <table:table-cell table:style-name="ce2" office:value-type="float" office:value="8658.50451141482">
            <text:p>8,659</text:p>
          </table:table-cell>
          <table:table-cell table:style-name="ce2" office:value-type="float" office:value="4258.17283438254">
            <text:p>4,258</text:p>
          </table:table-cell>
          <table:table-cell table:style-name="ce2" office:value-type="float" office:value="10101.6279742457">
            <text:p>10,102</text:p>
          </table:table-cell>
          <table:table-cell table:style-name="ce2" office:value-type="float" office:value="9635.4125930295">
            <text:p>9,635</text:p>
          </table:table-cell>
          <table:table-cell table:style-name="ce2" office:value-type="float" office:value="25971.7980457106">
            <text:p>25,972</text:p>
          </table:table-cell>
          <table:table-cell table:style-name="ce2" office:value-type="float" office:value="19403.7221592875">
            <text:p>19,404</text:p>
          </table:table-cell>
          <table:table-cell table:style-name="ce2" office:value-type="float" office:value="13040.8831101934">
            <text:p>13,041</text:p>
          </table:table-cell>
          <table:table-cell table:style-name="ce2" office:value-type="float" office:value="21314.6535019618">
            <text:p>21,315</text:p>
          </table:table-cell>
          <table:table-cell table:style-name="ce2" office:value-type="float" office:value="19029.5700231051">
            <text:p>19,030</text:p>
          </table:table-cell>
          <table:table-cell table:style-name="ce2" table:formula="oooc:=AVERAGE([.C79:.K79])" office:value-type="float" office:value="14601.5938614812">
            <text:p>14,602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saferplus</text:p>
          </table:table-cell>
          <table:table-cell table:style-name="ce2"/>
          <table:table-cell table:style-name="ce2" office:value-type="float" office:value="2273.35450344726">
            <text:p>2,273</text:p>
          </table:table-cell>
          <table:table-cell table:style-name="ce2" table:number-columns-repeated="5"/>
          <table:table-cell table:style-name="ce2" office:value-type="float" office:value="1875.11086462657">
            <text:p>1,875</text:p>
          </table:table-cell>
          <table:table-cell table:style-name="ce2"/>
          <table:table-cell table:style-name="ce2" table:formula="oooc:=AVERAGE([.C80:.K80])" office:value-type="float" office:value="2074.23268403691">
            <text:p>2,074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serpent</text:p>
          </table:table-cell>
          <table:table-cell table:style-name="ce2" office:value-type="float" office:value="6478.50559177946">
            <text:p>6,479</text:p>
          </table:table-cell>
          <table:table-cell table:style-name="ce2" office:value-type="float" office:value="8702.34916205216">
            <text:p>8,702</text:p>
          </table:table-cell>
          <table:table-cell table:style-name="ce2" office:value-type="float" office:value="8692.07629006936">
            <text:p>8,692</text:p>
          </table:table-cell>
          <table:table-cell table:style-name="ce2" office:value-type="float" office:value="3151.86871984834">
            <text:p>3,152</text:p>
          </table:table-cell>
          <table:table-cell table:style-name="ce2"/>
          <table:table-cell table:style-name="ce2" office:value-type="float" office:value="7867.85678423667">
            <text:p>7,868</text:p>
          </table:table-cell>
          <table:table-cell table:style-name="ce2" table:number-columns-repeated="2"/>
          <table:table-cell table:style-name="ce2" office:value-type="float" office:value="17400.1922087569">
            <text:p>17,400</text:p>
          </table:table-cell>
          <table:table-cell table:style-name="ce2" table:formula="oooc:=AVERAGE([.C81:.K81])" office:value-type="float" office:value="8715.47479279048">
            <text:p>8,715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skipjack</text:p>
          </table:table-cell>
          <table:table-cell table:style-name="ce2" table:number-columns-repeated="7"/>
          <table:table-cell table:style-name="ce2" office:value-type="float" office:value="4817.51520288852">
            <text:p>4,818</text:p>
          </table:table-cell>
          <table:table-cell table:style-name="ce2"/>
          <table:table-cell table:style-name="ce2" table:formula="oooc:=AVERAGE([.C82:.K82])" office:value-type="float" office:value="4817.51520288852">
            <text:p>4,818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twofish</text:p>
          </table:table-cell>
          <table:table-cell table:style-name="ce2" office:value-type="float" office:value="12589.7320681614">
            <text:p>12,590</text:p>
          </table:table-cell>
          <table:table-cell table:style-name="ce2" office:value-type="float" office:value="16329.2561986299">
            <text:p>16,329</text:p>
          </table:table-cell>
          <table:table-cell table:style-name="ce2" office:value-type="float" office:value="14686.4964055598">
            <text:p>14,686</text:p>
          </table:table-cell>
          <table:table-cell table:style-name="ce2" office:value-type="float" office:value="3808.09171374263">
            <text:p>3,808</text:p>
          </table:table-cell>
          <table:table-cell table:style-name="ce2"/>
          <table:table-cell table:style-name="ce2" office:value-type="float" office:value="14130.410028497">
            <text:p>14,130</text:p>
          </table:table-cell>
          <table:table-cell table:style-name="ce2"/>
          <table:table-cell table:style-name="ce2" office:value-type="float" office:value="19660.8259504573">
            <text:p>19,661</text:p>
          </table:table-cell>
          <table:table-cell table:style-name="ce2"/>
          <table:table-cell table:style-name="ce2" table:formula="oooc:=AVERAGE([.C83:.K83])" office:value-type="float" office:value="13534.1353941747">
            <text:p>13,534</text:p>
          </table:table-cell>
          <table:table-cell table:number-columns-repeated="243"/>
        </table:table-row>
        <table:table-row table:style-name="ro1">
          <table:table-cell office:value-type="string">
            <text:p>lineb</text:p>
          </table:table-cell>
          <table:table-cell office:value-type="string">
            <text:p>xtea</text:p>
          </table:table-cell>
          <table:table-cell table:style-name="ce2"/>
          <table:table-cell table:style-name="ce2" office:value-type="float" office:value="6459.5760435422">
            <text:p>6,460</text:p>
          </table:table-cell>
          <table:table-cell table:style-name="ce2" office:value-type="float" office:value="12430.6456611845">
            <text:p>12,431</text:p>
          </table:table-cell>
          <table:table-cell table:style-name="ce2" office:value-type="float" office:value="5934.23333281149">
            <text:p>5,934</text:p>
          </table:table-cell>
          <table:table-cell table:style-name="ce2" table:number-columns-repeated="3"/>
          <table:table-cell table:style-name="ce2" office:value-type="float" office:value="12721.7953378302">
            <text:p>12,722</text:p>
          </table:table-cell>
          <table:table-cell table:style-name="ce2"/>
          <table:table-cell table:style-name="ce2" table:formula="oooc:=AVERAGE([.C84:.K84])" office:value-type="float" office:value="9386.5625938421">
            <text:p>9,387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average</text:p>
          </table:table-cell>
          <table:table-cell table:style-name="ce2" table:formula="oooc:=AVERAGE([.C70:.C84])" office:value-type="float" office:value="8111.9438079017">
            <text:p>8,112</text:p>
          </table:table-cell>
          <table:table-cell table:style-name="ce2" table:formula="oooc:=AVERAGE([.D70:.D84])" office:value-type="float" office:value="8827.47393573729">
            <text:p>8,827</text:p>
          </table:table-cell>
          <table:table-cell table:style-name="ce2" table:formula="oooc:=AVERAGE([.E70:.E84])" office:value-type="float" office:value="10138.8141937404">
            <text:p>10,139</text:p>
          </table:table-cell>
          <table:table-cell table:style-name="ce2" table:formula="oooc:=AVERAGE([.F70:.F84])" office:value-type="float" office:value="7010.49158058855">
            <text:p>7,010</text:p>
          </table:table-cell>
          <table:table-cell table:style-name="ce2" table:formula="oooc:=AVERAGE([.G70:.G84])" office:value-type="float" office:value="19279.3422137029">
            <text:p>19,279</text:p>
          </table:table-cell>
          <table:table-cell table:style-name="ce2" table:formula="oooc:=AVERAGE([.H70:.H84])" office:value-type="float" office:value="12246.8922655743">
            <text:p>12,247</text:p>
          </table:table-cell>
          <table:table-cell table:style-name="ce2" table:formula="oooc:=AVERAGE([.I70:.I84])" office:value-type="float" office:value="21135.363526512">
            <text:p>21,135</text:p>
          </table:table-cell>
          <table:table-cell table:style-name="ce2" table:formula="oooc:=AVERAGE([.J70:.J84])" office:value-type="float" office:value="15094.8306487241">
            <text:p>15,095</text:p>
          </table:table-cell>
          <table:table-cell table:style-name="ce2" table:formula="oooc:=AVERAGE([.K70:.K84])" office:value-type="float" office:value="18214.881115931">
            <text:p>18,215</text:p>
          </table:table-cell>
          <table:table-cell table:style-name="ce2" table:formula="oooc:=AVERAGE([.C70:.K84])" office:value-type="float" office:value="11590.9996163098">
            <text:p>11,591</text:p>
          </table:table-cell>
          <table:table-cell table:number-columns-repeated="243"/>
        </table:table-row>
        <table:table-row table:style-name="ro1">
          <table:table-cell table:number-columns-repeated="255"/>
        </table:table-row>
        <table:table-row table:style-name="ro1">
          <table:table-cell/>
          <table:table-cell office:value-type="string">
            <text:p>cel-2660-debian-etch</text:p>
          </table:table-cell>
          <table:table-cell office:value-type="string">
            <text:p>gcrypt</text:p>
          </table:table-cell>
          <table:table-cell office:value-type="string">
            <text:p>mcrypt</text:p>
          </table:table-cell>
          <table:table-cell office:value-type="string">
            <text:p>botan</text:p>
          </table:table-cell>
          <table:table-cell office:value-type="string">
            <text:p>cryptopp</text:p>
          </table:table-cell>
          <table:table-cell office:value-type="string">
            <text:p>openssl</text:p>
          </table:table-cell>
          <table:table-cell office:value-type="string">
            <text:p>nettle</text:p>
          </table:table-cell>
          <table:table-cell office:value-type="string">
            <text:p>beecrypt</text:p>
          </table:table-cell>
          <table:table-cell office:value-type="string">
            <text:p>tomcrypt</text:p>
          </table:table-cell>
          <table:table-cell office:value-type="string">
            <text:p>custom</text:p>
          </table:table-cell>
          <table:table-cell office:value-type="string">
            <text:p>average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3des</text:p>
          </table:table-cell>
          <table:table-cell table:style-name="ce2" office:value-type="float" office:value="3011.80012740308">
            <text:p>3,012</text:p>
          </table:table-cell>
          <table:table-cell table:style-name="ce2" office:value-type="float" office:value="2434.31100643359">
            <text:p>2,434</text:p>
          </table:table-cell>
          <table:table-cell table:style-name="ce2" office:value-type="float" office:value="5542.80672396903">
            <text:p>5,543</text:p>
          </table:table-cell>
          <table:table-cell table:style-name="ce2" office:value-type="float" office:value="6019.31629780688">
            <text:p>6,019</text:p>
          </table:table-cell>
          <table:table-cell table:style-name="ce2" office:value-type="float" office:value="9994.15087054514">
            <text:p>9,994</text:p>
          </table:table-cell>
          <table:table-cell table:style-name="ce2" office:value-type="float" office:value="2115.9440141776">
            <text:p>2,116</text:p>
          </table:table-cell>
          <table:table-cell table:style-name="ce2"/>
          <table:table-cell table:style-name="ce2" office:value-type="float" office:value="4569.62384408758">
            <text:p>4,570</text:p>
          </table:table-cell>
          <table:table-cell table:style-name="ce2"/>
          <table:table-cell table:style-name="ce2" table:formula="oooc:=AVERAGE([.C88:.K88])" office:value-type="float" office:value="4812.5646977747">
            <text:p>4,813</text:p>
          </table:table-cell>
          <table:table-cell table:style-name="Default" table:number-columns-repeated="9"/>
          <table:table-cell table:number-columns-repeated="234"/>
        </table:table-row>
        <table:table-row table:style-name="ro1">
          <table:table-cell/>
          <table:table-cell office:value-type="string">
            <text:p>anubis</text:p>
          </table:table-cell>
          <table:table-cell table:style-name="ce2" table:number-columns-repeated="7"/>
          <table:table-cell table:style-name="ce2" office:value-type="float" office:value="22781.5299279062">
            <text:p>22,782</text:p>
          </table:table-cell>
          <table:table-cell table:style-name="ce2"/>
          <table:table-cell table:style-name="ce2" table:formula="oooc:=AVERAGE([.C89:.K89])" office:value-type="float" office:value="22781.5299279062">
            <text:p>22,782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blowfish</text:p>
          </table:table-cell>
          <table:table-cell table:style-name="ce2" office:value-type="float" office:value="5375.55488442961">
            <text:p>5,376</text:p>
          </table:table-cell>
          <table:table-cell table:style-name="ce2" office:value-type="float" office:value="23742.3740292985">
            <text:p>23,742</text:p>
          </table:table-cell>
          <table:table-cell table:style-name="ce2" office:value-type="float" office:value="27060.2216849892">
            <text:p>27,060</text:p>
          </table:table-cell>
          <table:table-cell table:style-name="ce2" office:value-type="float" office:value="34711.7908396083">
            <text:p>34,712</text:p>
          </table:table-cell>
          <table:table-cell table:style-name="ce2" office:value-type="float" office:value="36864.4593727946">
            <text:p>36,864</text:p>
          </table:table-cell>
          <table:table-cell table:style-name="ce2" office:value-type="float" office:value="25173.6980223179">
            <text:p>25,174</text:p>
          </table:table-cell>
          <table:table-cell table:style-name="ce2" office:value-type="float" office:value="40599.122231209">
            <text:p>40,599</text:p>
          </table:table-cell>
          <table:table-cell table:style-name="ce2" office:value-type="float" office:value="42486.9152349508">
            <text:p>42,487</text:p>
          </table:table-cell>
          <table:table-cell table:style-name="ce2"/>
          <table:table-cell table:style-name="ce2" table:formula="oooc:=AVERAGE([.C90:.K90])" office:value-type="float" office:value="29501.7670374497">
            <text:p>29,502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cast5</text:p>
          </table:table-cell>
          <table:table-cell table:style-name="ce2" office:value-type="float" office:value="15981.7878919143">
            <text:p>15,982</text:p>
          </table:table-cell>
          <table:table-cell table:style-name="ce2" office:value-type="float" office:value="26871.6632793042">
            <text:p>26,872</text:p>
          </table:table-cell>
          <table:table-cell table:style-name="ce2" office:value-type="float" office:value="23481.0092188794">
            <text:p>23,481</text:p>
          </table:table-cell>
          <table:table-cell table:style-name="ce2" office:value-type="float" office:value="6792.761913965">
            <text:p>6,793</text:p>
          </table:table-cell>
          <table:table-cell table:style-name="ce2" office:value-type="float" office:value="27765.4152800075">
            <text:p>27,765</text:p>
          </table:table-cell>
          <table:table-cell table:style-name="ce2" office:value-type="float" office:value="23575.4071286488">
            <text:p>23,575</text:p>
          </table:table-cell>
          <table:table-cell table:style-name="ce2"/>
          <table:table-cell table:style-name="ce2" office:value-type="float" office:value="34347.1742368489">
            <text:p>34,347</text:p>
          </table:table-cell>
          <table:table-cell table:style-name="ce2"/>
          <table:table-cell table:style-name="ce2" table:formula="oooc:=AVERAGE([.C91:.K91])" office:value-type="float" office:value="22687.8884213669">
            <text:p>22,688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cast6</text:p>
          </table:table-cell>
          <table:table-cell table:style-name="ce2"/>
          <table:table-cell table:style-name="ce2" office:value-type="float" office:value="16586.9492315895">
            <text:p>16,587</text:p>
          </table:table-cell>
          <table:table-cell table:style-name="ce2" office:value-type="float" office:value="9796.52906968392">
            <text:p>9,797</text:p>
          </table:table-cell>
          <table:table-cell table:style-name="ce2" office:value-type="float" office:value="4491.90119442144">
            <text:p>4,492</text:p>
          </table:table-cell>
          <table:table-cell table:style-name="ce2" table:number-columns-repeated="5"/>
          <table:table-cell table:style-name="ce2" table:formula="oooc:=AVERAGE([.C92:.K92])" office:value-type="float" office:value="10291.7931652316">
            <text:p>10,292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gost</text:p>
          </table:table-cell>
          <table:table-cell table:style-name="ce2"/>
          <table:table-cell table:style-name="ce2" office:value-type="float" office:value="12091.9738327001">
            <text:p>12,092</text:p>
          </table:table-cell>
          <table:table-cell table:style-name="ce2" office:value-type="float" office:value="13254.1555236712">
            <text:p>13,254</text:p>
          </table:table-cell>
          <table:table-cell table:style-name="ce2" office:value-type="float" office:value="7545.74134592851">
            <text:p>7,546</text:p>
          </table:table-cell>
          <table:table-cell table:style-name="ce2" table:number-columns-repeated="5"/>
          <table:table-cell table:style-name="ce2" table:formula="oooc:=AVERAGE([.C93:.K93])" office:value-type="float" office:value="10963.9569007666">
            <text:p>10,964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khazad</text:p>
          </table:table-cell>
          <table:table-cell table:style-name="ce2" table:number-columns-repeated="7"/>
          <table:table-cell table:style-name="ce2" office:value-type="float" office:value="13353.1106193971">
            <text:p>13,353</text:p>
          </table:table-cell>
          <table:table-cell table:style-name="ce2"/>
          <table:table-cell table:style-name="ce2" table:formula="oooc:=AVERAGE([.C94:.K94])" office:value-type="float" office:value="13353.1106193971">
            <text:p>13,353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loki97</text:p>
          </table:table-cell>
          <table:table-cell table:style-name="ce2"/>
          <table:table-cell table:style-name="ce2" office:value-type="float" office:value="5755.33204794922">
            <text:p>5,755</text:p>
          </table:table-cell>
          <table:table-cell table:style-name="ce2" table:number-columns-repeated="7"/>
          <table:table-cell table:style-name="ce2" table:formula="oooc:=AVERAGE([.C95:.K95])" office:value-type="float" office:value="5755.33204794922">
            <text:p>5,755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noekeon</text:p>
          </table:table-cell>
          <table:table-cell table:style-name="ce2" table:number-columns-repeated="7"/>
          <table:table-cell table:style-name="ce2" office:value-type="float" office:value="27574.7503958611">
            <text:p>27,575</text:p>
          </table:table-cell>
          <table:table-cell table:style-name="ce2"/>
          <table:table-cell table:style-name="ce2" table:formula="oooc:=AVERAGE([.C96:.K96])" office:value-type="float" office:value="27574.7503958611">
            <text:p>27,575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rijndael</text:p>
          </table:table-cell>
          <table:table-cell table:style-name="ce2" office:value-type="float" office:value="11688.5786026376">
            <text:p>11,689</text:p>
          </table:table-cell>
          <table:table-cell table:style-name="ce2" office:value-type="float" office:value="8858.77150532937">
            <text:p>8,859</text:p>
          </table:table-cell>
          <table:table-cell table:style-name="ce2" office:value-type="float" office:value="17195.8137036444">
            <text:p>17,196</text:p>
          </table:table-cell>
          <table:table-cell table:style-name="ce2" office:value-type="float" office:value="16164.7778062626">
            <text:p>16,165</text:p>
          </table:table-cell>
          <table:table-cell table:style-name="ce2" office:value-type="float" office:value="37043.9612480701">
            <text:p>37,044</text:p>
          </table:table-cell>
          <table:table-cell table:style-name="ce2" office:value-type="float" office:value="28594.8410673157">
            <text:p>28,595</text:p>
          </table:table-cell>
          <table:table-cell table:style-name="ce2" office:value-type="float" office:value="19714.7929833436">
            <text:p>19,715</text:p>
          </table:table-cell>
          <table:table-cell table:style-name="ce2" office:value-type="float" office:value="33606.6070594875">
            <text:p>33,607</text:p>
          </table:table-cell>
          <table:table-cell table:style-name="ce2" office:value-type="float" office:value="29895.8898347628">
            <text:p>29,896</text:p>
          </table:table-cell>
          <table:table-cell table:style-name="ce2" table:formula="oooc:=AVERAGE([.C97:.K97])" office:value-type="float" office:value="22529.3370900949">
            <text:p>22,529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saferplus</text:p>
          </table:table-cell>
          <table:table-cell table:style-name="ce2"/>
          <table:table-cell table:style-name="ce2" office:value-type="float" office:value="3758.51980526234">
            <text:p>3,759</text:p>
          </table:table-cell>
          <table:table-cell table:style-name="ce2" table:number-columns-repeated="5"/>
          <table:table-cell table:style-name="ce2" office:value-type="float" office:value="2840.11462953152">
            <text:p>2,840</text:p>
          </table:table-cell>
          <table:table-cell table:style-name="ce2"/>
          <table:table-cell table:style-name="ce2" table:formula="oooc:=AVERAGE([.C98:.K98])" office:value-type="float" office:value="3299.31721739693">
            <text:p>3,299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serpent</text:p>
          </table:table-cell>
          <table:table-cell table:style-name="ce2" office:value-type="float" office:value="4347.96628034839">
            <text:p>4,348</text:p>
          </table:table-cell>
          <table:table-cell table:style-name="ce2" office:value-type="float" office:value="5879.95670935597">
            <text:p>5,880</text:p>
          </table:table-cell>
          <table:table-cell table:style-name="ce2" office:value-type="float" office:value="6143.37902397666">
            <text:p>6,143</text:p>
          </table:table-cell>
          <table:table-cell table:style-name="ce2" office:value-type="float" office:value="3658.35917774112">
            <text:p>3,658</text:p>
          </table:table-cell>
          <table:table-cell table:style-name="ce2"/>
          <table:table-cell table:style-name="ce2" office:value-type="float" office:value="5474.48798377597">
            <text:p>5,474</text:p>
          </table:table-cell>
          <table:table-cell table:style-name="ce2" table:number-columns-repeated="2"/>
          <table:table-cell table:style-name="ce2" office:value-type="float" office:value="24027.9678683236">
            <text:p>24,028</text:p>
          </table:table-cell>
          <table:table-cell table:style-name="ce2" table:formula="oooc:=AVERAGE([.C99:.K99])" office:value-type="float" office:value="8255.35284058695">
            <text:p>8,255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skipjack</text:p>
          </table:table-cell>
          <table:table-cell table:style-name="ce2" table:number-columns-repeated="7"/>
          <table:table-cell table:style-name="ce2" office:value-type="float" office:value="7118.61264207537">
            <text:p>7,119</text:p>
          </table:table-cell>
          <table:table-cell table:style-name="ce2"/>
          <table:table-cell table:style-name="ce2" table:formula="oooc:=AVERAGE([.C100:.K100])" office:value-type="float" office:value="7118.61264207537">
            <text:p>7,119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twofish</text:p>
          </table:table-cell>
          <table:table-cell table:style-name="ce2" office:value-type="float" office:value="14337.083609544">
            <text:p>14,337</text:p>
          </table:table-cell>
          <table:table-cell table:style-name="ce2" office:value-type="float" office:value="24546.5011530732">
            <text:p>24,547</text:p>
          </table:table-cell>
          <table:table-cell table:style-name="ce2" office:value-type="float" office:value="18076.179707085">
            <text:p>18,076</text:p>
          </table:table-cell>
          <table:table-cell table:style-name="ce2" office:value-type="float" office:value="4717.38551919071">
            <text:p>4,717</text:p>
          </table:table-cell>
          <table:table-cell table:style-name="ce2"/>
          <table:table-cell table:style-name="ce2" office:value-type="float" office:value="19722.926591229">
            <text:p>19,723</text:p>
          </table:table-cell>
          <table:table-cell table:style-name="ce2"/>
          <table:table-cell table:style-name="ce2" office:value-type="float" office:value="30906.3701854942">
            <text:p>30,906</text:p>
          </table:table-cell>
          <table:table-cell table:style-name="ce2"/>
          <table:table-cell table:style-name="ce2" table:formula="oooc:=AVERAGE([.C101:.K101])" office:value-type="float" office:value="18717.7411276027">
            <text:p>18,718</text:p>
          </table:table-cell>
          <table:table-cell table:number-columns-repeated="243"/>
        </table:table-row>
        <table:table-row table:style-name="ro1">
          <table:table-cell office:value-type="string">
            <text:p>lineb</text:p>
          </table:table-cell>
          <table:table-cell office:value-type="string">
            <text:p>xtea</text:p>
          </table:table-cell>
          <table:table-cell table:style-name="ce2"/>
          <table:table-cell table:style-name="ce2" office:value-type="float" office:value="8801.02084590451">
            <text:p>8,801</text:p>
          </table:table-cell>
          <table:table-cell table:style-name="ce2" office:value-type="float" office:value="18609.5547272649">
            <text:p>18,610</text:p>
          </table:table-cell>
          <table:table-cell table:style-name="ce2" office:value-type="float" office:value="9078.91659666109">
            <text:p>9,079</text:p>
          </table:table-cell>
          <table:table-cell table:style-name="ce2" table:number-columns-repeated="3"/>
          <table:table-cell table:style-name="ce2" office:value-type="float" office:value="22147.4226732657">
            <text:p>22,147</text:p>
          </table:table-cell>
          <table:table-cell table:style-name="ce2"/>
          <table:table-cell table:style-name="ce2" table:formula="oooc:=AVERAGE([.C102:.K102])" office:value-type="float" office:value="14659.228710774">
            <text:p>14,659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average</text:p>
          </table:table-cell>
          <table:table-cell table:style-name="ce2" table:formula="oooc:=AVERAGE([.C88:.C102])" office:value-type="float" office:value="9123.79523271283">
            <text:p>9,124</text:p>
          </table:table-cell>
          <table:table-cell table:style-name="ce2" table:formula="oooc:=AVERAGE([.D88:.D102])" office:value-type="float" office:value="12666.1248587455">
            <text:p>12,666</text:p>
          </table:table-cell>
          <table:table-cell table:style-name="ce2" table:formula="oooc:=AVERAGE([.E88:.E102])" office:value-type="float" office:value="15462.183264796">
            <text:p>15,462</text:p>
          </table:table-cell>
          <table:table-cell table:style-name="ce2" table:formula="oooc:=AVERAGE([.F88:.F102])" office:value-type="float" office:value="10353.4389657317">
            <text:p>10,353</text:p>
          </table:table-cell>
          <table:table-cell table:style-name="ce2" table:formula="oooc:=AVERAGE([.G88:.G102])" office:value-type="float" office:value="27916.9966928543">
            <text:p>27,917</text:p>
          </table:table-cell>
          <table:table-cell table:style-name="ce2" table:formula="oooc:=AVERAGE([.H88:.H102])" office:value-type="float" office:value="17442.8841345775">
            <text:p>17,443</text:p>
          </table:table-cell>
          <table:table-cell table:style-name="ce2" table:formula="oooc:=AVERAGE([.I88:.I102])" office:value-type="float" office:value="30156.9576072763">
            <text:p>30,157</text:p>
          </table:table-cell>
          <table:table-cell table:style-name="ce2" table:formula="oooc:=AVERAGE([.J88:.J102])" office:value-type="float" office:value="21975.657404446">
            <text:p>21,976</text:p>
          </table:table-cell>
          <table:table-cell table:style-name="ce2" table:formula="oooc:=AVERAGE([.K88:.K102])" office:value-type="float" office:value="26961.9288515432">
            <text:p>26,962</text:p>
          </table:table-cell>
          <table:table-cell table:style-name="ce2" table:formula="oooc:=AVERAGE([.C88:.K102])" office:value-type="float" office:value="16645.1006810442">
            <text:p>16,645</text:p>
          </table:table-cell>
          <table:table-cell table:number-columns-repeated="243"/>
        </table:table-row>
        <table:table-row table:style-name="ro1">
          <table:table-cell table:number-columns-repeated="255"/>
        </table:table-row>
        <table:table-row table:style-name="ro1">
          <table:table-cell/>
          <table:table-cell office:value-type="string">
            <text:p>p4-3200-debian-etch</text:p>
          </table:table-cell>
          <table:table-cell office:value-type="string">
            <text:p>gcrypt</text:p>
          </table:table-cell>
          <table:table-cell office:value-type="string">
            <text:p>mcrypt</text:p>
          </table:table-cell>
          <table:table-cell office:value-type="string">
            <text:p>botan</text:p>
          </table:table-cell>
          <table:table-cell office:value-type="string">
            <text:p>cryptopp</text:p>
          </table:table-cell>
          <table:table-cell office:value-type="string">
            <text:p>openssl</text:p>
          </table:table-cell>
          <table:table-cell office:value-type="string">
            <text:p>nettle</text:p>
          </table:table-cell>
          <table:table-cell office:value-type="string">
            <text:p>beecrypt</text:p>
          </table:table-cell>
          <table:table-cell office:value-type="string">
            <text:p>tomcrypt</text:p>
          </table:table-cell>
          <table:table-cell office:value-type="string">
            <text:p>custom</text:p>
          </table:table-cell>
          <table:table-cell office:value-type="string">
            <text:p>average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3des</text:p>
          </table:table-cell>
          <table:table-cell table:style-name="ce2" office:value-type="float" office:value="3659.87027125407">
            <text:p>3,660</text:p>
          </table:table-cell>
          <table:table-cell table:style-name="ce2" office:value-type="float" office:value="2990.14630962001">
            <text:p>2,990</text:p>
          </table:table-cell>
          <table:table-cell table:style-name="ce2" office:value-type="float" office:value="6425.33390795602">
            <text:p>6,425</text:p>
          </table:table-cell>
          <table:table-cell table:style-name="ce2" office:value-type="float" office:value="6127.51814787505">
            <text:p>6,128</text:p>
          </table:table-cell>
          <table:table-cell table:style-name="ce2" office:value-type="float" office:value="11805.4548710035">
            <text:p>11,805</text:p>
          </table:table-cell>
          <table:table-cell table:style-name="ce2" office:value-type="float" office:value="2559.27432982284">
            <text:p>2,559</text:p>
          </table:table-cell>
          <table:table-cell table:style-name="ce2"/>
          <table:table-cell table:style-name="ce2" office:value-type="float" office:value="5597.13145010918">
            <text:p>5,597</text:p>
          </table:table-cell>
          <table:table-cell table:style-name="ce2"/>
          <table:table-cell table:style-name="ce2" table:formula="oooc:=AVERAGE([.C106:.K106])" office:value-type="float" office:value="5594.96132680581">
            <text:p>5,595</text:p>
          </table:table-cell>
          <table:table-cell table:style-name="Default" table:number-columns-repeated="9"/>
          <table:table-cell table:number-columns-repeated="234"/>
        </table:table-row>
        <table:table-row table:style-name="ro1">
          <table:table-cell/>
          <table:table-cell office:value-type="string">
            <text:p>anubis</text:p>
          </table:table-cell>
          <table:table-cell table:style-name="ce2" table:number-columns-repeated="7"/>
          <table:table-cell table:style-name="ce2" office:value-type="float" office:value="27830.4163966926">
            <text:p>27,830</text:p>
          </table:table-cell>
          <table:table-cell table:style-name="ce2"/>
          <table:table-cell table:style-name="ce2" table:formula="oooc:=AVERAGE([.C107:.K107])" office:value-type="float" office:value="27830.4163966926">
            <text:p>27,830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blowfish</text:p>
          </table:table-cell>
          <table:table-cell table:style-name="ce2" office:value-type="float" office:value="6380.76180439291">
            <text:p>6,381</text:p>
          </table:table-cell>
          <table:table-cell table:style-name="ce2" office:value-type="float" office:value="28316.8664042595">
            <text:p>28,317</text:p>
          </table:table-cell>
          <table:table-cell table:style-name="ce2" office:value-type="float" office:value="32452.0985395842">
            <text:p>32,452</text:p>
          </table:table-cell>
          <table:table-cell table:style-name="ce2" office:value-type="float" office:value="42646.992060017">
            <text:p>42,647</text:p>
          </table:table-cell>
          <table:table-cell table:style-name="ce2" office:value-type="float" office:value="45298.4445517571">
            <text:p>45,298</text:p>
          </table:table-cell>
          <table:table-cell table:style-name="ce2" office:value-type="float" office:value="30944.99621243">
            <text:p>30,945</text:p>
          </table:table-cell>
          <table:table-cell table:style-name="ce2" office:value-type="float" office:value="49557.808362582">
            <text:p>49,558</text:p>
          </table:table-cell>
          <table:table-cell table:style-name="ce2" office:value-type="float" office:value="51799.6205231607">
            <text:p>51,800</text:p>
          </table:table-cell>
          <table:table-cell table:style-name="ce2"/>
          <table:table-cell table:style-name="ce2" table:formula="oooc:=AVERAGE([.C108:.K108])" office:value-type="float" office:value="35924.6985572729">
            <text:p>35,925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cast5</text:p>
          </table:table-cell>
          <table:table-cell table:style-name="ce2" office:value-type="float" office:value="19019.6248803178">
            <text:p>19,020</text:p>
          </table:table-cell>
          <table:table-cell table:style-name="ce2" office:value-type="float" office:value="32804.0593922305">
            <text:p>32,804</text:p>
          </table:table-cell>
          <table:table-cell table:style-name="ce2" office:value-type="float" office:value="28362.7768165337">
            <text:p>28,363</text:p>
          </table:table-cell>
          <table:table-cell table:style-name="ce2" office:value-type="float" office:value="8261.57201559384">
            <text:p>8,262</text:p>
          </table:table-cell>
          <table:table-cell table:style-name="ce2" office:value-type="float" office:value="33482.8355971022">
            <text:p>33,483</text:p>
          </table:table-cell>
          <table:table-cell table:style-name="ce2" office:value-type="float" office:value="28595.746653677">
            <text:p>28,596</text:p>
          </table:table-cell>
          <table:table-cell table:style-name="ce2"/>
          <table:table-cell table:style-name="ce2" office:value-type="float" office:value="41711.6187382542">
            <text:p>41,712</text:p>
          </table:table-cell>
          <table:table-cell table:style-name="ce2"/>
          <table:table-cell table:style-name="ce2" table:formula="oooc:=AVERAGE([.C109:.K109])" office:value-type="float" office:value="27462.6048705299">
            <text:p>27,463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cast6</text:p>
          </table:table-cell>
          <table:table-cell table:style-name="ce2"/>
          <table:table-cell table:style-name="ce2" office:value-type="float" office:value="19411.1134783305">
            <text:p>19,411</text:p>
          </table:table-cell>
          <table:table-cell table:style-name="ce2" office:value-type="float" office:value="12709.9341248742">
            <text:p>12,710</text:p>
          </table:table-cell>
          <table:table-cell table:style-name="ce2" office:value-type="float" office:value="5457.23227952736">
            <text:p>5,457</text:p>
          </table:table-cell>
          <table:table-cell table:style-name="ce2" table:number-columns-repeated="5"/>
          <table:table-cell table:style-name="ce2" table:formula="oooc:=AVERAGE([.C110:.K110])" office:value-type="float" office:value="12526.093294244">
            <text:p>12,526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gost</text:p>
          </table:table-cell>
          <table:table-cell table:style-name="ce2"/>
          <table:table-cell table:style-name="ce2" office:value-type="float" office:value="14651.6032381608">
            <text:p>14,652</text:p>
          </table:table-cell>
          <table:table-cell table:style-name="ce2" office:value-type="float" office:value="17150.6010376175">
            <text:p>17,151</text:p>
          </table:table-cell>
          <table:table-cell table:style-name="ce2" office:value-type="float" office:value="9214.68865899699">
            <text:p>9,215</text:p>
          </table:table-cell>
          <table:table-cell table:style-name="ce2" table:number-columns-repeated="5"/>
          <table:table-cell table:style-name="ce2" table:formula="oooc:=AVERAGE([.C111:.K111])" office:value-type="float" office:value="13672.2976449251">
            <text:p>13,672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khazad</text:p>
          </table:table-cell>
          <table:table-cell table:style-name="ce2" table:number-columns-repeated="7"/>
          <table:table-cell table:style-name="ce2" office:value-type="float" office:value="16218.3275935657">
            <text:p>16,218</text:p>
          </table:table-cell>
          <table:table-cell table:style-name="ce2"/>
          <table:table-cell table:style-name="ce2" table:formula="oooc:=AVERAGE([.C112:.K112])" office:value-type="float" office:value="16218.3275935657">
            <text:p>16,218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loki97</text:p>
          </table:table-cell>
          <table:table-cell table:style-name="ce2"/>
          <table:table-cell table:style-name="ce2" office:value-type="float" office:value="6799.0216816382">
            <text:p>6,799</text:p>
          </table:table-cell>
          <table:table-cell table:style-name="ce2" table:number-columns-repeated="7"/>
          <table:table-cell table:style-name="ce2" table:formula="oooc:=AVERAGE([.C113:.K113])" office:value-type="float" office:value="6799.0216816382">
            <text:p>6,799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noekeon</text:p>
          </table:table-cell>
          <table:table-cell table:style-name="ce2" table:number-columns-repeated="7"/>
          <table:table-cell table:style-name="ce2" office:value-type="float" office:value="33443.1834936018">
            <text:p>33,443</text:p>
          </table:table-cell>
          <table:table-cell table:style-name="ce2"/>
          <table:table-cell table:style-name="ce2" table:formula="oooc:=AVERAGE([.C114:.K114])" office:value-type="float" office:value="33443.1834936018">
            <text:p>33,443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rijndael</text:p>
          </table:table-cell>
          <table:table-cell table:style-name="ce2" office:value-type="float" office:value="13866.0879950353">
            <text:p>13,866</text:p>
          </table:table-cell>
          <table:table-cell table:style-name="ce2" office:value-type="float" office:value="10741.9956926104">
            <text:p>10,742</text:p>
          </table:table-cell>
          <table:table-cell table:style-name="ce2" office:value-type="float" office:value="20945.1645123267">
            <text:p>20,945</text:p>
          </table:table-cell>
          <table:table-cell table:style-name="ce2" office:value-type="float" office:value="19677.7291383962">
            <text:p>19,678</text:p>
          </table:table-cell>
          <table:table-cell table:style-name="ce2" office:value-type="float" office:value="44671.1035491658">
            <text:p>44,671</text:p>
          </table:table-cell>
          <table:table-cell table:style-name="ce2" office:value-type="float" office:value="34794.7851606704">
            <text:p>34,795</text:p>
          </table:table-cell>
          <table:table-cell table:style-name="ce2" office:value-type="float" office:value="23516.8074117977">
            <text:p>23,517</text:p>
          </table:table-cell>
          <table:table-cell table:style-name="ce2" office:value-type="float" office:value="40937.1140662042">
            <text:p>40,937</text:p>
          </table:table-cell>
          <table:table-cell table:style-name="ce2" office:value-type="float" office:value="36154.5059248145">
            <text:p>36,155</text:p>
          </table:table-cell>
          <table:table-cell table:style-name="ce2" table:formula="oooc:=AVERAGE([.C115:.K115])" office:value-type="float" office:value="27256.1437167801">
            <text:p>27,256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saferplus</text:p>
          </table:table-cell>
          <table:table-cell table:style-name="ce2"/>
          <table:table-cell table:style-name="ce2" office:value-type="float" office:value="4563.23786320143">
            <text:p>4,563</text:p>
          </table:table-cell>
          <table:table-cell table:style-name="ce2" table:number-columns-repeated="5"/>
          <table:table-cell table:style-name="ce2" office:value-type="float" office:value="3448.09003010556">
            <text:p>3,448</text:p>
          </table:table-cell>
          <table:table-cell table:style-name="ce2"/>
          <table:table-cell table:style-name="ce2" table:formula="oooc:=AVERAGE([.C116:.K116])" office:value-type="float" office:value="4005.66394665349">
            <text:p>4,006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serpent</text:p>
          </table:table-cell>
          <table:table-cell table:style-name="ce2" office:value-type="float" office:value="5278.32974510301">
            <text:p>5,278</text:p>
          </table:table-cell>
          <table:table-cell table:style-name="ce2" office:value-type="float" office:value="7176.25054175232">
            <text:p>7,176</text:p>
          </table:table-cell>
          <table:table-cell table:style-name="ce2" office:value-type="float" office:value="7553.2230490912">
            <text:p>7,553</text:p>
          </table:table-cell>
          <table:table-cell table:style-name="ce2" office:value-type="float" office:value="4439.04073960832">
            <text:p>4,439</text:p>
          </table:table-cell>
          <table:table-cell table:style-name="ce2"/>
          <table:table-cell table:style-name="ce2" office:value-type="float" office:value="6601.21118894961">
            <text:p>6,601</text:p>
          </table:table-cell>
          <table:table-cell table:style-name="ce2" table:number-columns-repeated="2"/>
          <table:table-cell table:style-name="ce2" office:value-type="float" office:value="29106.2335895685">
            <text:p>29,106</text:p>
          </table:table-cell>
          <table:table-cell table:style-name="ce2" table:formula="oooc:=AVERAGE([.C117:.K117])" office:value-type="float" office:value="10025.7148090122">
            <text:p>10,026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skipjack</text:p>
          </table:table-cell>
          <table:table-cell table:style-name="ce2" table:number-columns-repeated="7"/>
          <table:table-cell table:style-name="ce2" office:value-type="float" office:value="8646.59292182745">
            <text:p>8,647</text:p>
          </table:table-cell>
          <table:table-cell table:style-name="ce2"/>
          <table:table-cell table:style-name="ce2" table:formula="oooc:=AVERAGE([.C118:.K118])" office:value-type="float" office:value="8646.59292182745">
            <text:p>8,647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twofish</text:p>
          </table:table-cell>
          <table:table-cell table:style-name="ce2" office:value-type="float" office:value="17188.4147600294">
            <text:p>17,188</text:p>
          </table:table-cell>
          <table:table-cell table:style-name="ce2" office:value-type="float" office:value="27448.7364898393">
            <text:p>27,449</text:p>
          </table:table-cell>
          <table:table-cell table:style-name="ce2" office:value-type="float" office:value="21832.6171988427">
            <text:p>21,833</text:p>
          </table:table-cell>
          <table:table-cell table:style-name="ce2" office:value-type="float" office:value="5843.32955042195">
            <text:p>5,843</text:p>
          </table:table-cell>
          <table:table-cell table:style-name="ce2"/>
          <table:table-cell table:style-name="ce2" office:value-type="float" office:value="24449.9293430455">
            <text:p>24,450</text:p>
          </table:table-cell>
          <table:table-cell table:style-name="ce2"/>
          <table:table-cell table:style-name="ce2" office:value-type="float" office:value="38995.2070929472">
            <text:p>38,995</text:p>
          </table:table-cell>
          <table:table-cell table:style-name="ce2"/>
          <table:table-cell table:style-name="ce2" table:formula="oooc:=AVERAGE([.C119:.K119])" office:value-type="float" office:value="22626.3724058543">
            <text:p>22,626</text:p>
          </table:table-cell>
          <table:table-cell table:number-columns-repeated="243"/>
        </table:table-row>
        <table:table-row table:style-name="ro1">
          <table:table-cell office:value-type="string">
            <text:p>lineb</text:p>
          </table:table-cell>
          <table:table-cell office:value-type="string">
            <text:p>xtea</text:p>
          </table:table-cell>
          <table:table-cell table:style-name="ce2"/>
          <table:table-cell table:style-name="ce2" office:value-type="float" office:value="10633.4827144141">
            <text:p>10,633</text:p>
          </table:table-cell>
          <table:table-cell table:style-name="ce2" office:value-type="float" office:value="22648.6882075386">
            <text:p>22,649</text:p>
          </table:table-cell>
          <table:table-cell table:style-name="ce2" office:value-type="float" office:value="11036.7831713085">
            <text:p>11,037</text:p>
          </table:table-cell>
          <table:table-cell table:style-name="ce2" table:number-columns-repeated="3"/>
          <table:table-cell table:style-name="ce2" office:value-type="float" office:value="26859.0693222251">
            <text:p>26,859</text:p>
          </table:table-cell>
          <table:table-cell table:style-name="ce2"/>
          <table:table-cell table:style-name="ce2" table:formula="oooc:=AVERAGE([.C120:.K120])" office:value-type="float" office:value="17794.5058538716">
            <text:p>17,795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average</text:p>
          </table:table-cell>
          <table:table-cell table:style-name="ce2" table:formula="oooc:=AVERAGE([.C106:.C120])" office:value-type="float" office:value="10898.8482426887">
            <text:p>10,899</text:p>
          </table:table-cell>
          <table:table-cell table:style-name="ce2" table:formula="oooc:=AVERAGE([.D106:.D120])" office:value-type="float" office:value="15048.7739823688">
            <text:p>15,049</text:p>
          </table:table-cell>
          <table:table-cell table:style-name="ce2" table:formula="oooc:=AVERAGE([.E106:.E120])" office:value-type="float" office:value="18897.8263771516">
            <text:p>18,898</text:p>
          </table:table-cell>
          <table:table-cell table:style-name="ce2" table:formula="oooc:=AVERAGE([.F106:.F120])" office:value-type="float" office:value="12522.7650846384">
            <text:p>12,523</text:p>
          </table:table-cell>
          <table:table-cell table:style-name="ce2" table:formula="oooc:=AVERAGE([.G106:.G120])" office:value-type="float" office:value="33814.4596422571">
            <text:p>33,814</text:p>
          </table:table-cell>
          <table:table-cell table:style-name="ce2" table:formula="oooc:=AVERAGE([.H106:.H120])" office:value-type="float" office:value="21324.3238147659">
            <text:p>21,324</text:p>
          </table:table-cell>
          <table:table-cell table:style-name="ce2" table:formula="oooc:=AVERAGE([.I106:.I120])" office:value-type="float" office:value="36537.3078871898">
            <text:p>36,537</text:p>
          </table:table-cell>
          <table:table-cell table:style-name="ce2" table:formula="oooc:=AVERAGE([.J106:.J120])" office:value-type="float" office:value="26862.3974207903">
            <text:p>26,862</text:p>
          </table:table-cell>
          <table:table-cell table:style-name="ce2" table:formula="oooc:=AVERAGE([.K106:.K120])" office:value-type="float" office:value="32630.3697571915">
            <text:p>32,630</text:p>
          </table:table-cell>
          <table:table-cell table:style-name="ce2" table:formula="oooc:=AVERAGE([.C106:.K120])" office:value-type="float" office:value="20179.0072465563">
            <text:p>20,179</text:p>
          </table:table-cell>
          <table:table-cell table:number-columns-repeated="243"/>
        </table:table-row>
        <table:table-row table:style-name="ro1">
          <table:table-cell table:number-columns-repeated="255"/>
        </table:table-row>
        <table:table-row table:style-name="ro1">
          <table:table-cell/>
          <table:table-cell office:value-type="string">
            <text:p>all-average</text:p>
          </table:table-cell>
          <table:table-cell office:value-type="string">
            <text:p>gcrypt</text:p>
          </table:table-cell>
          <table:table-cell office:value-type="string">
            <text:p>mcrypt</text:p>
          </table:table-cell>
          <table:table-cell office:value-type="string">
            <text:p>botan</text:p>
          </table:table-cell>
          <table:table-cell office:value-type="string">
            <text:p>cryptopp</text:p>
          </table:table-cell>
          <table:table-cell office:value-type="string">
            <text:p>openssl</text:p>
          </table:table-cell>
          <table:table-cell office:value-type="string">
            <text:p>nettle</text:p>
          </table:table-cell>
          <table:table-cell office:value-type="string">
            <text:p>beecrypt</text:p>
          </table:table-cell>
          <table:table-cell office:value-type="string">
            <text:p>tomcrypt</text:p>
          </table:table-cell>
          <table:table-cell office:value-type="string">
            <text:p>custom</text:p>
          </table:table-cell>
          <table:table-cell office:value-type="string">
            <text:p>average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3des</text:p>
          </table:table-cell>
          <table:table-cell table:style-name="ce2" table:formula="oooc:=AVERAGE([.C34];[.C52];[.C70];[.C88];[.C106])" office:value-type="float" office:value="2364.22115287429">
            <text:p>2,364</text:p>
          </table:table-cell>
          <table:table-cell table:style-name="ce2" table:formula="oooc:=AVERAGE([.D34];[.D52];[.D70];[.D88];[.D106])" office:value-type="float" office:value="1668.26849771418">
            <text:p>1,668</text:p>
          </table:table-cell>
          <table:table-cell table:style-name="ce2" table:formula="oooc:=AVERAGE([.E34];[.E52];[.E70];[.E88];[.E106])" office:value-type="float" office:value="3541.52715922092">
            <text:p>3,542</text:p>
          </table:table-cell>
          <table:table-cell table:style-name="ce2" table:formula="oooc:=AVERAGE([.F34];[.F52];[.F70];[.F88];[.F106])" office:value-type="float" office:value="3627.73388925945">
            <text:p>3,628</text:p>
          </table:table-cell>
          <table:table-cell table:style-name="ce2" table:formula="oooc:=AVERAGE([.G34];[.G52];[.G70];[.G88];[.G106])" office:value-type="float" office:value="6775.20748488605">
            <text:p>6,775</text:p>
          </table:table-cell>
          <table:table-cell table:style-name="ce2" table:formula="oooc:=AVERAGE([.H34];[.H52];[.H70];[.H88];[.H106])" office:value-type="float" office:value="1691.30545630735">
            <text:p>1,691</text:p>
          </table:table-cell>
          <table:table-cell table:style-name="ce2"/>
          <table:table-cell table:style-name="ce2" table:formula="oooc:=AVERAGE([.J34];[.J52];[.J70];[.J88];[.J106])" office:value-type="float" office:value="3296.845474112">
            <text:p>3,297</text:p>
          </table:table-cell>
          <table:table-cell table:style-name="ce2"/>
          <table:table-cell table:style-name="ce2" table:formula="oooc:=AVERAGE([.C124:.K124])" office:value-type="float" office:value="3280.72987348203">
            <text:p>3,281</text:p>
          </table:table-cell>
          <table:table-cell table:style-name="Default" table:number-columns-repeated="9"/>
          <table:table-cell table:number-columns-repeated="234"/>
        </table:table-row>
        <table:table-row table:style-name="ro1">
          <table:table-cell/>
          <table:table-cell office:value-type="string">
            <text:p>anubis</text:p>
          </table:table-cell>
          <table:table-cell table:style-name="ce2" table:number-columns-repeated="7"/>
          <table:table-cell table:style-name="ce2" table:formula="oooc:=AVERAGE([.J35];[.J53];[.J71];[.J89];[.J107])" office:value-type="float" office:value="15161.7114476379">
            <text:p>15,162</text:p>
          </table:table-cell>
          <table:table-cell table:style-name="ce2"/>
          <table:table-cell table:style-name="ce2" table:formula="oooc:=AVERAGE([.C125:.K125])" office:value-type="float" office:value="15161.7114476379">
            <text:p>15,162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blowfish</text:p>
          </table:table-cell>
          <table:table-cell table:style-name="ce2" table:formula="oooc:=AVERAGE([.C36];[.C54];[.C72];[.C90];[.C108])" office:value-type="float" office:value="5165.57424393661">
            <text:p>5,166</text:p>
          </table:table-cell>
          <table:table-cell table:style-name="ce2" table:formula="oooc:=AVERAGE([.D36];[.D54];[.D72];[.D90];[.D108])" office:value-type="float" office:value="16936.4844536841">
            <text:p>16,936</text:p>
          </table:table-cell>
          <table:table-cell table:style-name="ce2" table:formula="oooc:=AVERAGE([.E36];[.E54];[.E72];[.E90];[.E108])" office:value-type="float" office:value="17823.7877572613">
            <text:p>17,824</text:p>
          </table:table-cell>
          <table:table-cell table:style-name="ce2" table:formula="oooc:=AVERAGE([.F36];[.F54];[.F72];[.F90];[.F108])" office:value-type="float" office:value="22656.6570438135">
            <text:p>22,657</text:p>
          </table:table-cell>
          <table:table-cell table:style-name="ce2" table:formula="oooc:=AVERAGE([.G36];[.G54];[.G72];[.G90];[.G108])" office:value-type="float" office:value="26134.9675472147">
            <text:p>26,135</text:p>
          </table:table-cell>
          <table:table-cell table:style-name="ce2" table:formula="oooc:=AVERAGE([.H36];[.H54];[.H72];[.H90];[.H108])" office:value-type="float" office:value="16741.5324840038">
            <text:p>16,742</text:p>
          </table:table-cell>
          <table:table-cell table:style-name="ce2" table:formula="oooc:=AVERAGE([.I36];[.I54];[.I72];[.I90];[.I108])" office:value-type="float" office:value="27996.9817849418">
            <text:p>27,997</text:p>
          </table:table-cell>
          <table:table-cell table:style-name="ce2" table:formula="oooc:=AVERAGE([.J36];[.J54];[.J72];[.J90];[.J108])" office:value-type="float" office:value="29497.8798332825">
            <text:p>29,498</text:p>
          </table:table-cell>
          <table:table-cell table:style-name="ce2"/>
          <table:table-cell table:style-name="ce2" table:formula="oooc:=AVERAGE([.C126:.K126])" office:value-type="float" office:value="20369.2331435173">
            <text:p>20,369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cast5</text:p>
          </table:table-cell>
          <table:table-cell table:style-name="ce2" table:formula="oooc:=AVERAGE([.C37];[.C55];[.C73];[.C91];[.C109])" office:value-type="float" office:value="10878.6750815497">
            <text:p>10,879</text:p>
          </table:table-cell>
          <table:table-cell table:style-name="ce2" table:formula="oooc:=AVERAGE([.D37];[.D55];[.D73];[.D91];[.D109])" office:value-type="float" office:value="18074.3394139806">
            <text:p>18,074</text:p>
          </table:table-cell>
          <table:table-cell table:style-name="ce2" table:formula="oooc:=AVERAGE([.E37];[.E55];[.E73];[.E91];[.E109])" office:value-type="float" office:value="15545.9301526488">
            <text:p>15,546</text:p>
          </table:table-cell>
          <table:table-cell table:style-name="ce2" table:formula="oooc:=AVERAGE([.F37];[.F55];[.F73];[.F91];[.F109])" office:value-type="float" office:value="6101.42702783382">
            <text:p>6,101</text:p>
          </table:table-cell>
          <table:table-cell table:style-name="ce2" table:formula="oooc:=AVERAGE([.G37];[.G55];[.G73];[.G91];[.G109])" office:value-type="float" office:value="18533.23757616">
            <text:p>18,533</text:p>
          </table:table-cell>
          <table:table-cell table:style-name="ce2" table:formula="oooc:=AVERAGE([.H37];[.H55];[.H73];[.H91];[.H109])" office:value-type="float" office:value="15444.9684598435">
            <text:p>15,445</text:p>
          </table:table-cell>
          <table:table-cell table:style-name="ce2"/>
          <table:table-cell table:style-name="ce2" table:formula="oooc:=AVERAGE([.J37];[.J55];[.J73];[.J91];[.J109])" office:value-type="float" office:value="24093.8552212699">
            <text:p>24,094</text:p>
          </table:table-cell>
          <table:table-cell table:style-name="ce2"/>
          <table:table-cell table:style-name="ce2" table:formula="oooc:=AVERAGE([.C127:.K127])" office:value-type="float" office:value="15524.6332761838">
            <text:p>15,525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cast6</text:p>
          </table:table-cell>
          <table:table-cell table:style-name="ce2"/>
          <table:table-cell table:style-name="ce2" table:formula="oooc:=AVERAGE([.D38];[.D56];[.D74];[.D92];[.D110])" office:value-type="float" office:value="10997.4228912412">
            <text:p>10,997</text:p>
          </table:table-cell>
          <table:table-cell table:style-name="ce2" table:formula="oooc:=AVERAGE([.E38];[.E56];[.E74];[.E92];[.E110])" office:value-type="float" office:value="6904.76156432054">
            <text:p>6,905</text:p>
          </table:table-cell>
          <table:table-cell table:style-name="ce2" table:formula="oooc:=AVERAGE([.F38];[.F56];[.F74];[.F92];[.F110])" office:value-type="float" office:value="4166.83613413412">
            <text:p>4,167</text:p>
          </table:table-cell>
          <table:table-cell table:style-name="ce2" table:number-columns-repeated="5"/>
          <table:table-cell table:style-name="ce2" table:formula="oooc:=AVERAGE([.C128:.K128])" office:value-type="float" office:value="7356.34019656527">
            <text:p>7,356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gost</text:p>
          </table:table-cell>
          <table:table-cell table:style-name="ce2"/>
          <table:table-cell table:style-name="ce2" table:formula="oooc:=AVERAGE([.D39];[.D57];[.D75];[.D93];[.D111])" office:value-type="float" office:value="8293.68673725125">
            <text:p>8,294</text:p>
          </table:table-cell>
          <table:table-cell table:style-name="ce2" table:formula="oooc:=AVERAGE([.E39];[.E57];[.E75];[.E93];[.E111])" office:value-type="float" office:value="8895.62025390681">
            <text:p>8,896</text:p>
          </table:table-cell>
          <table:table-cell table:style-name="ce2" table:formula="oooc:=AVERAGE([.F39];[.F57];[.F75];[.F93];[.F111])" office:value-type="float" office:value="5514.62151124508">
            <text:p>5,515</text:p>
          </table:table-cell>
          <table:table-cell table:style-name="ce2" table:number-columns-repeated="5"/>
          <table:table-cell table:style-name="ce2" table:formula="oooc:=AVERAGE([.C129:.K129])" office:value-type="float" office:value="7567.97616746771">
            <text:p>7,568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khazad</text:p>
          </table:table-cell>
          <table:table-cell table:style-name="ce2" table:number-columns-repeated="7"/>
          <table:table-cell table:style-name="ce2" table:formula="oooc:=AVERAGE([.J40];[.J58];[.J76];[.J94];[.J112])" office:value-type="float" office:value="10294.9347064857">
            <text:p>10,295</text:p>
          </table:table-cell>
          <table:table-cell table:style-name="ce2"/>
          <table:table-cell table:style-name="ce2" table:formula="oooc:=AVERAGE([.C130:.K130])" office:value-type="float" office:value="10294.9347064857">
            <text:p>10,295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loki97</text:p>
          </table:table-cell>
          <table:table-cell table:style-name="ce2"/>
          <table:table-cell table:style-name="ce2" table:formula="oooc:=AVERAGE([.D41];[.D59];[.D77];[.D95];[.D113])" office:value-type="float" office:value="4097.57606093726">
            <text:p>4,098</text:p>
          </table:table-cell>
          <table:table-cell table:style-name="ce2" table:number-columns-repeated="7"/>
          <table:table-cell table:style-name="ce2" table:formula="oooc:=AVERAGE([.C131:.K131])" office:value-type="float" office:value="4097.57606093726">
            <text:p>4,098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noekeon</text:p>
          </table:table-cell>
          <table:table-cell table:style-name="ce2" table:number-columns-repeated="7"/>
          <table:table-cell table:style-name="ce2" table:formula="oooc:=AVERAGE([.J42];[.J60];[.J78];[.J96];[.J114])" office:value-type="float" office:value="18707.8223778855">
            <text:p>18,708</text:p>
          </table:table-cell>
          <table:table-cell table:style-name="ce2"/>
          <table:table-cell table:style-name="ce2" table:formula="oooc:=AVERAGE([.C132:.K132])" office:value-type="float" office:value="18707.8223778855">
            <text:p>18,708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rijndael</text:p>
          </table:table-cell>
          <table:table-cell table:style-name="ce2" table:formula="oooc:=AVERAGE([.C43];[.C61];[.C79];[.C97];[.C115])" office:value-type="float" office:value="8571.16369134346">
            <text:p>8,571</text:p>
          </table:table-cell>
          <table:table-cell table:style-name="ce2" table:formula="oooc:=AVERAGE([.D43];[.D61];[.D79];[.D97];[.D115])" office:value-type="float" office:value="6165.12446949745">
            <text:p>6,165</text:p>
          </table:table-cell>
          <table:table-cell table:style-name="ce2" table:formula="oooc:=AVERAGE([.E43];[.E61];[.E79];[.E97];[.E115])" office:value-type="float" office:value="11625.0235664856">
            <text:p>11,625</text:p>
          </table:table-cell>
          <table:table-cell table:style-name="ce2" table:formula="oooc:=AVERAGE([.F43];[.F61];[.F79];[.F97];[.F115])" office:value-type="float" office:value="11011.0250918305">
            <text:p>11,011</text:p>
          </table:table-cell>
          <table:table-cell table:style-name="ce2" table:formula="oooc:=AVERAGE([.G43];[.G61];[.G79];[.G97];[.G115])" office:value-type="float" office:value="25355.6513615247">
            <text:p>25,356</text:p>
          </table:table-cell>
          <table:table-cell table:style-name="ce2" table:formula="oooc:=AVERAGE([.H43];[.H61];[.H79];[.H97];[.H115])" office:value-type="float" office:value="18960.1554969267">
            <text:p>18,960</text:p>
          </table:table-cell>
          <table:table-cell table:style-name="ce2" table:formula="oooc:=AVERAGE([.I43];[.I61];[.I79];[.I97];[.I115])" office:value-type="float" office:value="13547.129932087">
            <text:p>13,547</text:p>
          </table:table-cell>
          <table:table-cell table:style-name="ce2" table:formula="oooc:=AVERAGE([.J43];[.J61];[.J79];[.J97];[.J115])" office:value-type="float" office:value="22566.8091828633">
            <text:p>22,567</text:p>
          </table:table-cell>
          <table:table-cell table:style-name="ce2" table:formula="oooc:=AVERAGE([.K43];[.K61];[.K79];[.K97];[.K115])" office:value-type="float" office:value="20327.7386787169">
            <text:p>20,328</text:p>
          </table:table-cell>
          <table:table-cell table:style-name="ce2" table:formula="oooc:=AVERAGE([.C133:.K133])" office:value-type="float" office:value="15347.7579412529">
            <text:p>15,348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saferplus</text:p>
          </table:table-cell>
          <table:table-cell table:style-name="ce2"/>
          <table:table-cell table:style-name="ce2" table:formula="oooc:=AVERAGE([.D44];[.D62];[.D80];[.D98];[.D116])" office:value-type="float" office:value="2527.31760255043">
            <text:p>2,527</text:p>
          </table:table-cell>
          <table:table-cell table:style-name="ce2" table:number-columns-repeated="5"/>
          <table:table-cell table:style-name="ce2" table:formula="oooc:=AVERAGE([.J44];[.J62];[.J80];[.J98];[.J116])" office:value-type="float" office:value="1947.67248496439">
            <text:p>1,948</text:p>
          </table:table-cell>
          <table:table-cell table:style-name="ce2"/>
          <table:table-cell table:style-name="ce2" table:formula="oooc:=AVERAGE([.C134:.K134])" office:value-type="float" office:value="2237.49504375741">
            <text:p>2,237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serpent</text:p>
          </table:table-cell>
          <table:table-cell table:style-name="ce2" table:formula="oooc:=AVERAGE([.C45];[.C63];[.C81];[.C99];[.C117])" office:value-type="float" office:value="4122.60538721231">
            <text:p>4,123</text:p>
          </table:table-cell>
          <table:table-cell table:style-name="ce2" table:formula="oooc:=AVERAGE([.D45];[.D63];[.D81];[.D99];[.D117])" office:value-type="float" office:value="5760.19076327626">
            <text:p>5,760</text:p>
          </table:table-cell>
          <table:table-cell table:style-name="ce2" table:formula="oooc:=AVERAGE([.E45];[.E63];[.E81];[.E99];[.E117])" office:value-type="float" office:value="5628.5664547623">
            <text:p>5,629</text:p>
          </table:table-cell>
          <table:table-cell table:style-name="ce2" table:formula="oooc:=AVERAGE([.F45];[.F63];[.F81];[.F99];[.F117])" office:value-type="float" office:value="3467.64744873369">
            <text:p>3,468</text:p>
          </table:table-cell>
          <table:table-cell table:style-name="ce2"/>
          <table:table-cell table:style-name="ce2" table:formula="oooc:=AVERAGE([.H45];[.H63];[.H81];[.H99];[.H117])" office:value-type="float" office:value="5038.44283621024">
            <text:p>5,038</text:p>
          </table:table-cell>
          <table:table-cell table:style-name="ce2" table:number-columns-repeated="2"/>
          <table:table-cell table:style-name="ce2" table:formula="oooc:=AVERAGE([.K45];[.K63];[.K81];[.K99];[.K117])" office:value-type="float" office:value="16372.4426677384">
            <text:p>16,372</text:p>
          </table:table-cell>
          <table:table-cell table:style-name="ce2" table:formula="oooc:=AVERAGE([.C135:.K135])" office:value-type="float" office:value="6731.64925965553">
            <text:p>6,732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skipjack</text:p>
          </table:table-cell>
          <table:table-cell table:style-name="ce2" table:number-columns-repeated="7"/>
          <table:table-cell table:style-name="ce2" table:formula="oooc:=AVERAGE([.J46];[.J64];[.J82];[.J100];[.J118])" office:value-type="float" office:value="4778.81398667357">
            <text:p>4,779</text:p>
          </table:table-cell>
          <table:table-cell table:style-name="ce2"/>
          <table:table-cell table:style-name="ce2" table:formula="oooc:=AVERAGE([.C136:.K136])" office:value-type="float" office:value="4778.81398667357">
            <text:p>4,779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twofish</text:p>
          </table:table-cell>
          <table:table-cell table:style-name="ce2" table:formula="oooc:=AVERAGE([.C47];[.C65];[.C83];[.C101];[.C119])" office:value-type="float" office:value="10779.3051987326">
            <text:p>10,779</text:p>
          </table:table-cell>
          <table:table-cell table:style-name="ce2" table:formula="oooc:=AVERAGE([.D47];[.D65];[.D83];[.D101];[.D119])" office:value-type="float" office:value="16850.418707823">
            <text:p>16,850</text:p>
          </table:table-cell>
          <table:table-cell table:style-name="ce2" table:formula="oooc:=AVERAGE([.E47];[.E65];[.E83];[.E101];[.E119])" office:value-type="float" office:value="13251.4164224406">
            <text:p>13,251</text:p>
          </table:table-cell>
          <table:table-cell table:style-name="ce2" table:formula="oooc:=AVERAGE([.F47];[.F65];[.F83];[.F101];[.F119])" office:value-type="float" office:value="5353.14941382084">
            <text:p>5,353</text:p>
          </table:table-cell>
          <table:table-cell table:style-name="ce2"/>
          <table:table-cell table:style-name="ce2" table:formula="oooc:=AVERAGE([.H47];[.H65];[.H83];[.H101];[.H119])" office:value-type="float" office:value="14113.1331798284">
            <text:p>14,113</text:p>
          </table:table-cell>
          <table:table-cell table:style-name="ce2"/>
          <table:table-cell table:style-name="ce2" table:formula="oooc:=AVERAGE([.J47];[.J65];[.J83];[.J101];[.J119])" office:value-type="float" office:value="21292.2210603799">
            <text:p>21,292</text:p>
          </table:table-cell>
          <table:table-cell table:style-name="ce2"/>
          <table:table-cell table:style-name="ce2" table:formula="oooc:=AVERAGE([.C137:.K137])" office:value-type="float" office:value="13606.6073305042">
            <text:p>13,607</text:p>
          </table:table-cell>
          <table:table-cell table:number-columns-repeated="243"/>
        </table:table-row>
        <table:table-row table:style-name="ro1">
          <table:table-cell office:value-type="string">
            <text:p>lineb</text:p>
          </table:table-cell>
          <table:table-cell office:value-type="string">
            <text:p>xtea</text:p>
          </table:table-cell>
          <table:table-cell table:style-name="ce2"/>
          <table:table-cell table:style-name="ce2" table:formula="oooc:=AVERAGE([.D48];[.D66];[.D84];[.D102];[.D120])" office:value-type="float" office:value="6528.35464342242">
            <text:p>6,528</text:p>
          </table:table-cell>
          <table:table-cell table:style-name="ce2" table:formula="oooc:=AVERAGE([.E48];[.E66];[.E84];[.E102];[.E120])" office:value-type="float" office:value="12625.9087759089">
            <text:p>12,626</text:p>
          </table:table-cell>
          <table:table-cell table:style-name="ce2" table:formula="oooc:=AVERAGE([.F48];[.F66];[.F84];[.F102];[.F120])" office:value-type="float" office:value="6047.40617304029">
            <text:p>6,047</text:p>
          </table:table-cell>
          <table:table-cell table:style-name="ce2" table:number-columns-repeated="3"/>
          <table:table-cell table:style-name="ce2" table:formula="oooc:=AVERAGE([.J48];[.J66];[.J84];[.J102];[.J120])" office:value-type="float" office:value="14274.2417681776">
            <text:p>14,274</text:p>
          </table:table-cell>
          <table:table-cell table:style-name="ce2"/>
          <table:table-cell table:style-name="ce2" table:formula="oooc:=AVERAGE([.C138:.K138])" office:value-type="float" office:value="9868.97784013731">
            <text:p>9,869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average</text:p>
          </table:table-cell>
          <table:table-cell table:style-name="ce2" table:formula="oooc:=AVERAGE([.C124:.C138])" office:value-type="float" office:value="6980.25745927484">
            <text:p>6,980</text:p>
          </table:table-cell>
          <table:table-cell table:style-name="ce2" table:formula="oooc:=AVERAGE([.D124:.D138])" office:value-type="float" office:value="8899.92584012527">
            <text:p>8,900</text:p>
          </table:table-cell>
          <table:table-cell table:style-name="ce2" table:formula="oooc:=AVERAGE([.E124:.E138])" office:value-type="float" office:value="10649.1713452173">
            <text:p>10,649</text:p>
          </table:table-cell>
          <table:table-cell table:style-name="ce2" table:formula="oooc:=AVERAGE([.F124:.F138])" office:value-type="float" office:value="7549.61152596792">
            <text:p>7,550</text:p>
          </table:table-cell>
          <table:table-cell table:style-name="ce2" table:formula="oooc:=AVERAGE([.G124:.G138])" office:value-type="float" office:value="19199.7659924464">
            <text:p>19,200</text:p>
          </table:table-cell>
          <table:table-cell table:style-name="ce2" table:formula="oooc:=AVERAGE([.H124:.H138])" office:value-type="float" office:value="11998.2563188533">
            <text:p>11,998</text:p>
          </table:table-cell>
          <table:table-cell table:style-name="ce2" table:formula="oooc:=AVERAGE([.I124:.I138])" office:value-type="float" office:value="20772.0558585144">
            <text:p>20,772</text:p>
          </table:table-cell>
          <table:table-cell table:style-name="ce2" table:formula="oooc:=AVERAGE([.J124:.J138])" office:value-type="float" office:value="15082.9825039757">
            <text:p>15,083</text:p>
          </table:table-cell>
          <table:table-cell table:style-name="ce2" table:formula="oooc:=AVERAGE([.K124:.K138])" office:value-type="float" office:value="18350.0906732277">
            <text:p>18,350</text:p>
          </table:table-cell>
          <table:table-cell table:style-name="ce2" table:formula="oooc:=AVERAGE([.C124:.K138])" office:value-type="float" office:value="11608.5912887969">
            <text:p>11,609</text:p>
          </table:table-cell>
          <table:table-cell table:number-columns-repeated="243"/>
        </table:table-row>
        <table:table-row table:style-name="ro1" table:number-rows-repeated="65396">
          <table:table-cell table:number-columns-repeated="255"/>
        </table:table-row>
        <table:table-row table:style-name="ro1">
          <table:table-cell table:number-columns-repeated="255"/>
        </table:table-row>
      </table:table>
      <table:database-ranges>
        <table:database-range table:target-range-address="Sheet1.D9:Sheet1.K31" table:contains-header="false" table:orientation="column">
          <table:sort>
            <table:sort-by table:field-number="2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percentage-style style:name="N121">
      <number:number number:decimal-places="1" number:min-integer-digits="1"/>
      <number:text>%</number:text>
    </number:percentage-style>
    <number:percentage-style style:name="N122">
      <number:number number:decimal-places="3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8">06/18/2008</text:date>, <text:time>17:4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date>2008-06-18T17:41:27</dc:date>
    <meta:editing-cycles>40</meta:editing-cycles>
    <meta:editing-duration>PT1H4M7S</meta:editing-duration>
    <meta:user-defined meta:name="Info 1"/>
    <meta:user-defined meta:name="Info 2"/>
    <meta:user-defined meta:name="Info 3"/>
    <meta:user-defined meta:name="Info 4"/>
    <meta:document-statistic meta:table-count="1" meta:cell-count="936"/>
  </office:meta>
</office:document-meta>
</file>